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5.26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Messungen</text:p>
          </table:table-cell>
          <table:table-cell office:value-type="string" table:style-name="ce1">
            <text:p>Temperatur 1 (°C)</text:p>
          </table:table-cell>
          <table:table-cell office:value-type="string" table:style-name="ce1">
            <text:p>Temperatur 2 (°C)</text:p>
          </table:table-cell>
          <table:table-cell table:style-name="ce1">
            <draw:frame draw:z-index="1" draw:id="id0" draw:style-name="a0" draw:name="Diagramm 6" svg:x="0.41667in" svg:y="0.19792in" svg:width="11.39764in" svg:height="8.5393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.01" table:style-name="ce1">
            <text:p>23,01</text:p>
          </table:table-cell>
          <table:table-cell office:value-type="float" office:value="20.350000000000001" table:style-name="ce1">
            <text:p>20,3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.93" table:style-name="ce1">
            <text:p>22,93</text:p>
          </table:table-cell>
          <table:table-cell office:value-type="float" office:value="20.350000000000001" table:style-name="ce1">
            <text:p>20,3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.85" table:style-name="ce1">
            <text:p>22,85</text:p>
          </table:table-cell>
          <table:table-cell office:value-type="float" office:value="20.54" table:style-name="ce1">
            <text:p>20,5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.79" table:style-name="ce1">
            <text:p>22,79</text:p>
          </table:table-cell>
          <table:table-cell office:value-type="float" office:value="20.95" table:style-name="ce1">
            <text:p>20,9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.74" table:style-name="ce1">
            <text:p>22,74</text:p>
          </table:table-cell>
          <table:table-cell office:value-type="float" office:value="21.53" table:style-name="ce1">
            <text:p>21,5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.72" table:style-name="ce1">
            <text:p>22,72</text:p>
          </table:table-cell>
          <table:table-cell office:value-type="float" office:value="22.2" table:style-name="ce1">
            <text:p>22,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.73" table:style-name="ce1">
            <text:p>22,73</text:p>
          </table:table-cell>
          <table:table-cell office:value-type="float" office:value="22.92" table:style-name="ce1">
            <text:p>22,9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.79" table:style-name="ce1">
            <text:p>22,79</text:p>
          </table:table-cell>
          <table:table-cell office:value-type="float" office:value="23.66" table:style-name="ce1">
            <text:p>23,6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.87" table:style-name="ce1">
            <text:p>22,87</text:p>
          </table:table-cell>
          <table:table-cell office:value-type="float" office:value="24.41" table:style-name="ce1">
            <text:p>24,4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5.15" table:style-name="ce1">
            <text:p>25,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.16" table:style-name="ce1">
            <text:p>23,16</text:p>
          </table:table-cell>
          <table:table-cell office:value-type="float" office:value="25.87" table:style-name="ce1">
            <text:p>25,8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.33" table:style-name="ce1">
            <text:p>23,33</text:p>
          </table:table-cell>
          <table:table-cell office:value-type="float" office:value="26.56" table:style-name="ce1">
            <text:p>26,5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.53" table:style-name="ce1">
            <text:p>23,53</text:p>
          </table:table-cell>
          <table:table-cell office:value-type="float" office:value="27.25" table:style-name="ce1">
            <text:p>27,2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3.75" table:style-name="ce1">
            <text:p>23,75</text:p>
          </table:table-cell>
          <table:table-cell office:value-type="float" office:value="27.91" table:style-name="ce1">
            <text:p>27,9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.98" table:style-name="ce1">
            <text:p>23,98</text:p>
          </table:table-cell>
          <table:table-cell office:value-type="float" office:value="28.54" table:style-name="ce1">
            <text:p>28,5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.23" table:style-name="ce1">
            <text:p>24,23</text:p>
          </table:table-cell>
          <table:table-cell office:value-type="float" office:value="29.16" table:style-name="ce1">
            <text:p>29,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.49" table:style-name="ce1">
            <text:p>24,49</text:p>
          </table:table-cell>
          <table:table-cell office:value-type="float" office:value="29.75" table:style-name="ce1">
            <text:p>29,7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.75" table:style-name="ce1">
            <text:p>24,75</text:p>
          </table:table-cell>
          <table:table-cell office:value-type="float" office:value="30.33" table:style-name="ce1">
            <text:p>30,3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.02" table:style-name="ce1">
            <text:p>25,02</text:p>
          </table:table-cell>
          <table:table-cell office:value-type="float" office:value="30.87" table:style-name="ce1">
            <text:p>30,8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.3" table:style-name="ce1">
            <text:p>25,3</text:p>
          </table:table-cell>
          <table:table-cell office:value-type="float" office:value="31.41" table:style-name="ce1">
            <text:p>31,4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.58" table:style-name="ce1">
            <text:p>25,58</text:p>
          </table:table-cell>
          <table:table-cell office:value-type="float" office:value="31.93" table:style-name="ce1">
            <text:p>31,93</text:p>
          </table:table-cell>
          <table:table-cell table:number-columns-repeated="16381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25.87" table:style-name="ce1">
            <text:p>25,87</text:p>
          </table:table-cell>
          <table:table-cell office:value-type="float" office:value="32.43" table:style-name="ce1">
            <text:p>32,43</text:p>
          </table:table-cell>
          <table:table-cell table:number-columns-repeated="1638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26.16" table:style-name="ce1">
            <text:p>26,16</text:p>
          </table:table-cell>
          <table:table-cell office:value-type="float" office:value="32.92" table:style-name="ce1">
            <text:p>32,92</text:p>
          </table:table-cell>
          <table:table-cell table:number-columns-repeated="16381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26.46" table:style-name="ce1">
            <text:p>26,46</text:p>
          </table:table-cell>
          <table:table-cell office:value-type="float" office:value="33.39" table:style-name="ce1">
            <text:p>33,39</text:p>
          </table:table-cell>
          <table:table-cell table:number-columns-repeated="1638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26.75" table:style-name="ce1">
            <text:p>26,75</text:p>
          </table:table-cell>
          <table:table-cell office:value-type="float" office:value="33.840000000000003" table:style-name="ce1">
            <text:p>33,84</text:p>
          </table:table-cell>
          <table:table-cell table:number-columns-repeated="1638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27.05" table:style-name="ce1">
            <text:p>27,05</text:p>
          </table:table-cell>
          <table:table-cell office:value-type="float" office:value="34.29" table:style-name="ce1">
            <text:p>34,29</text:p>
          </table:table-cell>
          <table:table-cell table:number-columns-repeated="16381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27.35" table:style-name="ce1">
            <text:p>27,35</text:p>
          </table:table-cell>
          <table:table-cell office:value-type="float" office:value="34.72" table:style-name="ce1">
            <text:p>34,72</text:p>
          </table:table-cell>
          <table:table-cell table:number-columns-repeated="16381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27.65" table:style-name="ce1">
            <text:p>27,65</text:p>
          </table:table-cell>
          <table:table-cell office:value-type="float" office:value="35.14" table:style-name="ce1">
            <text:p>35,14</text:p>
          </table:table-cell>
          <table:table-cell table:number-columns-repeated="16381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27.95" table:style-name="ce1">
            <text:p>27,95</text:p>
          </table:table-cell>
          <table:table-cell office:value-type="float" office:value="35.549999999999997" table:style-name="ce1">
            <text:p>35,55</text:p>
          </table:table-cell>
          <table:table-cell table:number-columns-repeated="16381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28.25" table:style-name="ce1">
            <text:p>28,25</text:p>
          </table:table-cell>
          <table:table-cell office:value-type="float" office:value="35.950000000000003" table:style-name="ce1">
            <text:p>35,95</text:p>
          </table:table-cell>
          <table:table-cell table:number-columns-repeated="1638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28.55" table:style-name="ce1">
            <text:p>28,55</text:p>
          </table:table-cell>
          <table:table-cell office:value-type="float" office:value="36.340000000000003" table:style-name="ce1">
            <text:p>36,34</text:p>
          </table:table-cell>
          <table:table-cell table:number-columns-repeated="16381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28.86" table:style-name="ce1">
            <text:p>28,86</text:p>
          </table:table-cell>
          <table:table-cell office:value-type="float" office:value="36.72" table:style-name="ce1">
            <text:p>36,72</text:p>
          </table:table-cell>
          <table:table-cell table:number-columns-repeated="1638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29.15" table:style-name="ce1">
            <text:p>29,15</text:p>
          </table:table-cell>
          <table:table-cell office:value-type="float" office:value="37.090000000000003" table:style-name="ce1">
            <text:p>37,09</text:p>
          </table:table-cell>
          <table:table-cell table:number-columns-repeated="1638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29.45" table:style-name="ce1">
            <text:p>29,45</text:p>
          </table:table-cell>
          <table:table-cell office:value-type="float" office:value="37.46" table:style-name="ce1">
            <text:p>37,46</text:p>
          </table:table-cell>
          <table:table-cell table:number-columns-repeated="16381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29.75" table:style-name="ce1">
            <text:p>29,75</text:p>
          </table:table-cell>
          <table:table-cell office:value-type="float" office:value="37.81" table:style-name="ce1">
            <text:p>37,81</text:p>
          </table:table-cell>
          <table:table-cell table:number-columns-repeated="1638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30.05" table:style-name="ce1">
            <text:p>30,05</text:p>
          </table:table-cell>
          <table:table-cell office:value-type="float" office:value="38.159999999999997" table:style-name="ce1">
            <text:p>38,16</text:p>
          </table:table-cell>
          <table:table-cell table:number-columns-repeated="16381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30.35" table:style-name="ce1">
            <text:p>30,35</text:p>
          </table:table-cell>
          <table:table-cell office:value-type="float" office:value="38.51" table:style-name="ce1">
            <text:p>38,51</text:p>
          </table:table-cell>
          <table:table-cell table:number-columns-repeated="16381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30.64" table:style-name="ce1">
            <text:p>30,64</text:p>
          </table:table-cell>
          <table:table-cell office:value-type="float" office:value="38.840000000000003" table:style-name="ce1">
            <text:p>38,84</text:p>
          </table:table-cell>
          <table:table-cell table:number-columns-repeated="16381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30.94" table:style-name="ce1">
            <text:p>30,94</text:p>
          </table:table-cell>
          <table:table-cell office:value-type="float" office:value="39.17" table:style-name="ce1">
            <text:p>39,17</text:p>
          </table:table-cell>
          <table:table-cell table:number-columns-repeated="16381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31.23" table:style-name="ce1">
            <text:p>31,23</text:p>
          </table:table-cell>
          <table:table-cell office:value-type="float" office:value="39.5" table:style-name="ce1">
            <text:p>39,5</text:p>
          </table:table-cell>
          <table:table-cell table:number-columns-repeated="1638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31.52" table:style-name="ce1">
            <text:p>31,52</text:p>
          </table:table-cell>
          <table:table-cell office:value-type="float" office:value="39.81" table:style-name="ce1">
            <text:p>39,81</text:p>
          </table:table-cell>
          <table:table-cell table:number-columns-repeated="16381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31.81" table:style-name="ce1">
            <text:p>31,81</text:p>
          </table:table-cell>
          <table:table-cell office:value-type="float" office:value="40.119999999999997" table:style-name="ce1">
            <text:p>40,12</text:p>
          </table:table-cell>
          <table:table-cell table:number-columns-repeated="16381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32.1" table:style-name="ce1">
            <text:p>32,1</text:p>
          </table:table-cell>
          <table:table-cell office:value-type="float" office:value="40.43" table:style-name="ce1">
            <text:p>40,43</text:p>
          </table:table-cell>
          <table:table-cell table:number-columns-repeated="16381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32.39" table:style-name="ce1">
            <text:p>32,39</text:p>
          </table:table-cell>
          <table:table-cell office:value-type="float" office:value="40.729999999999997" table:style-name="ce1">
            <text:p>40,73</text:p>
          </table:table-cell>
          <table:table-cell table:number-columns-repeated="16381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32.67" table:style-name="ce1">
            <text:p>32,67</text:p>
          </table:table-cell>
          <table:table-cell office:value-type="float" office:value="41.03" table:style-name="ce1">
            <text:p>41,03</text:p>
          </table:table-cell>
          <table:table-cell table:number-columns-repeated="1638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32.950000000000003" table:style-name="ce1">
            <text:p>32,95</text:p>
          </table:table-cell>
          <table:table-cell office:value-type="float" office:value="41.32" table:style-name="ce1">
            <text:p>41,32</text:p>
          </table:table-cell>
          <table:table-cell table:number-columns-repeated="16381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33.24" table:style-name="ce1">
            <text:p>33,24</text:p>
          </table:table-cell>
          <table:table-cell office:value-type="float" office:value="41.61" table:style-name="ce1">
            <text:p>41,61</text:p>
          </table:table-cell>
          <table:table-cell table:number-columns-repeated="16381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33.520000000000003" table:style-name="ce1">
            <text:p>33,52</text:p>
          </table:table-cell>
          <table:table-cell office:value-type="float" office:value="41.9" table:style-name="ce1">
            <text:p>41,9</text:p>
          </table:table-cell>
          <table:table-cell table:number-columns-repeated="16381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42.18" table:style-name="ce1">
            <text:p>42,18</text:p>
          </table:table-cell>
          <table:table-cell table:number-columns-repeated="16381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34.08" table:style-name="ce1">
            <text:p>34,08</text:p>
          </table:table-cell>
          <table:table-cell office:value-type="float" office:value="42.46" table:style-name="ce1">
            <text:p>42,46</text:p>
          </table:table-cell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34.35" table:style-name="ce1">
            <text:p>34,35</text:p>
          </table:table-cell>
          <table:table-cell office:value-type="float" office:value="42.73" table:style-name="ce1">
            <text:p>42,73</text:p>
          </table:table-cell>
          <table:table-cell table:number-columns-repeated="16381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34.619999999999997" table:style-name="ce1">
            <text:p>34,62</text:p>
          </table:table-cell>
          <table:table-cell office:value-type="float" office:value="42.99" table:style-name="ce1">
            <text:p>42,99</text:p>
          </table:table-cell>
          <table:table-cell table:number-columns-repeated="16381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34.9" table:style-name="ce1">
            <text:p>34,9</text:p>
          </table:table-cell>
          <table:table-cell office:value-type="float" office:value="43.08" table:style-name="ce1">
            <text:p>43,08</text:p>
          </table:table-cell>
          <table:table-cell table:number-columns-repeated="16381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35.159999999999997" table:style-name="ce1">
            <text:p>35,16</text:p>
          </table:table-cell>
          <table:table-cell office:value-type="float" office:value="42.91" table:style-name="ce1">
            <text:p>42,91</text:p>
          </table:table-cell>
          <table:table-cell table:number-columns-repeated="16381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35.409999999999997" table:style-name="ce1">
            <text:p>35,41</text:p>
          </table:table-cell>
          <table:table-cell office:value-type="float" office:value="42.55" table:style-name="ce1">
            <text:p>42,55</text:p>
          </table:table-cell>
          <table:table-cell table:number-columns-repeated="16381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35.630000000000003" table:style-name="ce1">
            <text:p>35,63</text:p>
          </table:table-cell>
          <table:table-cell office:value-type="float" office:value="42.05" table:style-name="ce1">
            <text:p>42,05</text:p>
          </table:table-cell>
          <table:table-cell table:number-columns-repeated="16381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41.5" table:style-name="ce1">
            <text:p>41,5</text:p>
          </table:table-cell>
          <table:table-cell table:number-columns-repeated="16381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35.93" table:style-name="ce1">
            <text:p>35,93</text:p>
          </table:table-cell>
          <table:table-cell office:value-type="float" office:value="40.92" table:style-name="ce1">
            <text:p>40,92</text:p>
          </table:table-cell>
          <table:table-cell table:number-columns-repeated="16381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40.340000000000003" table:style-name="ce1">
            <text:p>40,34</text:p>
          </table:table-cell>
          <table:table-cell table:number-columns-repeated="16381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36.08" table:style-name="ce1">
            <text:p>36,08</text:p>
          </table:table-cell>
          <table:table-cell office:value-type="float" office:value="39.76" table:style-name="ce1">
            <text:p>39,76</text:p>
          </table:table-cell>
          <table:table-cell table:number-columns-repeated="1638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36.11" table:style-name="ce1">
            <text:p>36,11</text:p>
          </table:table-cell>
          <table:table-cell office:value-type="float" office:value="39.21" table:style-name="ce1">
            <text:p>39,21</text:p>
          </table:table-cell>
          <table:table-cell table:number-columns-repeated="16381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float" office:value="36.11" table:style-name="ce1">
            <text:p>36,11</text:p>
          </table:table-cell>
          <table:table-cell office:value-type="float" office:value="38.67" table:style-name="ce1">
            <text:p>38,67</text:p>
          </table:table-cell>
          <table:table-cell table:number-columns-repeated="16381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36.08" table:style-name="ce1">
            <text:p>36,08</text:p>
          </table:table-cell>
          <table:table-cell office:value-type="float" office:value="38.17" table:style-name="ce1">
            <text:p>38,17</text:p>
          </table:table-cell>
          <table:table-cell table:number-columns-repeated="16381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36.03" table:style-name="ce1">
            <text:p>36,03</text:p>
          </table:table-cell>
          <table:table-cell office:value-type="float" office:value="37.69" table:style-name="ce1">
            <text:p>37,69</text:p>
          </table:table-cell>
          <table:table-cell table:number-columns-repeated="16381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37.24" table:style-name="ce1">
            <text:p>37,24</text:p>
          </table:table-cell>
          <table:table-cell table:number-columns-repeated="16381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35.909999999999997" table:style-name="ce1">
            <text:p>35,91</text:p>
          </table:table-cell>
          <table:table-cell office:value-type="float" office:value="36.799999999999997" table:style-name="ce1">
            <text:p>36,8</text:p>
          </table:table-cell>
          <table:table-cell table:number-columns-repeated="16381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35.82" table:style-name="ce1">
            <text:p>35,82</text:p>
          </table:table-cell>
          <table:table-cell office:value-type="float" office:value="36.4" table:style-name="ce1">
            <text:p>36,4</text:p>
          </table:table-cell>
          <table:table-cell table:number-columns-repeated="16381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35.729999999999997" table:style-name="ce1">
            <text:p>35,73</text:p>
          </table:table-cell>
          <table:table-cell office:value-type="float" office:value="36.01" table:style-name="ce1">
            <text:p>36,01</text:p>
          </table:table-cell>
          <table:table-cell table:number-columns-repeated="16381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float" office:value="35.630000000000003" table:style-name="ce1">
            <text:p>35,63</text:p>
          </table:table-cell>
          <table:table-cell office:value-type="float" office:value="35.64" table:style-name="ce1">
            <text:p>35,64</text:p>
          </table:table-cell>
          <table:table-cell table:number-columns-repeated="16381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35.31" table:style-name="ce1">
            <text:p>35,31</text:p>
          </table:table-cell>
          <table:table-cell table:number-columns-repeated="16381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35.409999999999997" table:style-name="ce1">
            <text:p>35,41</text:p>
          </table:table-cell>
          <table:table-cell office:value-type="float" office:value="34.99" table:style-name="ce1">
            <text:p>34,99</text:p>
          </table:table-cell>
          <table:table-cell table:number-columns-repeated="16381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4.68" table:style-name="ce1">
            <text:p>34,68</text:p>
          </table:table-cell>
          <table:table-cell table:number-columns-repeated="16381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35.19" table:style-name="ce1">
            <text:p>35,19</text:p>
          </table:table-cell>
          <table:table-cell office:value-type="float" office:value="34.39" table:style-name="ce1">
            <text:p>34,39</text:p>
          </table:table-cell>
          <table:table-cell table:number-columns-repeated="16381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float" office:value="35.07" table:style-name="ce1">
            <text:p>35,07</text:p>
          </table:table-cell>
          <table:table-cell office:value-type="float" office:value="34.119999999999997" table:style-name="ce1">
            <text:p>34,12</text:p>
          </table:table-cell>
          <table:table-cell table:number-columns-repeated="16381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34.94" table:style-name="ce1">
            <text:p>34,94</text:p>
          </table:table-cell>
          <table:table-cell office:value-type="float" office:value="33.86" table:style-name="ce1">
            <text:p>33,86</text:p>
          </table:table-cell>
          <table:table-cell table:number-columns-repeated="1638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34.82" table:style-name="ce1">
            <text:p>34,82</text:p>
          </table:table-cell>
          <table:table-cell office:value-type="float" office:value="33.630000000000003" table:style-name="ce1">
            <text:p>33,63</text:p>
          </table:table-cell>
          <table:table-cell table:number-columns-repeated="16381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3.39" table:style-name="ce1">
            <text:p>33,39</text:p>
          </table:table-cell>
          <table:table-cell table:number-columns-repeated="16381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34.58" table:style-name="ce1">
            <text:p>34,58</text:p>
          </table:table-cell>
          <table:table-cell office:value-type="float" office:value="33.18" table:style-name="ce1">
            <text:p>33,18</text:p>
          </table:table-cell>
          <table:table-cell table:number-columns-repeated="16381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34.46" table:style-name="ce1">
            <text:p>34,46</text:p>
          </table:table-cell>
          <table:table-cell office:value-type="float" office:value="32.97" table:style-name="ce1">
            <text:p>32,97</text:p>
          </table:table-cell>
          <table:table-cell table:number-columns-repeated="16381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2.78" table:style-name="ce1">
            <text:p>32,78</text:p>
          </table:table-cell>
          <table:table-cell table:number-columns-repeated="16381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34.21" table:style-name="ce1">
            <text:p>34,21</text:p>
          </table:table-cell>
          <table:table-cell office:value-type="float" office:value="32.6" table:style-name="ce1">
            <text:p>32,6</text:p>
          </table:table-cell>
          <table:table-cell table:number-columns-repeated="16381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32.42" table:style-name="ce1">
            <text:p>32,42</text:p>
          </table:table-cell>
          <table:table-cell table:number-columns-repeated="16381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33.97" table:style-name="ce1">
            <text:p>33,97</text:p>
          </table:table-cell>
          <table:table-cell office:value-type="float" office:value="32.25" table:style-name="ce1">
            <text:p>32,25</text:p>
          </table:table-cell>
          <table:table-cell table:number-columns-repeated="16381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33.85" table:style-name="ce1">
            <text:p>33,85</text:p>
          </table:table-cell>
          <table:table-cell office:value-type="float" office:value="32.090000000000003" table:style-name="ce1">
            <text:p>32,09</text:p>
          </table:table-cell>
          <table:table-cell table:number-columns-repeated="16381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33.74" table:style-name="ce1">
            <text:p>33,74</text:p>
          </table:table-cell>
          <table:table-cell office:value-type="float" office:value="31.94" table:style-name="ce1">
            <text:p>31,94</text:p>
          </table:table-cell>
          <table:table-cell table:number-columns-repeated="16381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33.61" table:style-name="ce1">
            <text:p>33,61</text:p>
          </table:table-cell>
          <table:table-cell office:value-type="float" office:value="31.81" table:style-name="ce1">
            <text:p>31,81</text:p>
          </table:table-cell>
          <table:table-cell table:number-columns-repeated="16381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33.5" table:style-name="ce1">
            <text:p>33,5</text:p>
          </table:table-cell>
          <table:table-cell office:value-type="float" office:value="31.67" table:style-name="ce1">
            <text:p>31,67</text:p>
          </table:table-cell>
          <table:table-cell table:number-columns-repeated="16381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float" office:value="33.380000000000003" table:style-name="ce1">
            <text:p>33,38</text:p>
          </table:table-cell>
          <table:table-cell office:value-type="float" office:value="31.54" table:style-name="ce1">
            <text:p>31,54</text:p>
          </table:table-cell>
          <table:table-cell table:number-columns-repeated="1638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33.270000000000003" table:style-name="ce1">
            <text:p>33,27</text:p>
          </table:table-cell>
          <table:table-cell office:value-type="float" office:value="31.42" table:style-name="ce1">
            <text:p>31,42</text:p>
          </table:table-cell>
          <table:table-cell table:number-columns-repeated="16381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31.31" table:style-name="ce1">
            <text:p>31,31</text:p>
          </table:table-cell>
          <table:table-cell table:number-columns-repeated="16381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33.049999999999997" table:style-name="ce1">
            <text:p>33,05</text:p>
          </table:table-cell>
          <table:table-cell office:value-type="float" office:value="31.2" table:style-name="ce1">
            <text:p>31,2</text:p>
          </table:table-cell>
          <table:table-cell table:number-columns-repeated="16381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float" office:value="32.94" table:style-name="ce1">
            <text:p>32,94</text:p>
          </table:table-cell>
          <table:table-cell office:value-type="float" office:value="31.01" table:style-name="ce1">
            <text:p>31,01</text:p>
          </table:table-cell>
          <table:table-cell table:number-columns-repeated="16381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float" office:value="32.83" table:style-name="ce1">
            <text:p>32,8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float" office:value="32.729999999999997" table:style-name="ce1">
            <text:p>32,73</text:p>
          </table:table-cell>
          <table:table-cell office:value-type="float" office:value="30.9" table:style-name="ce1">
            <text:p>30,9</text:p>
          </table:table-cell>
          <table:table-cell table:number-columns-repeated="16381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float" office:value="32.630000000000003" table:style-name="ce1">
            <text:p>32,63</text:p>
          </table:table-cell>
          <table:table-cell office:value-type="float" office:value="30.82" table:style-name="ce1">
            <text:p>30,82</text:p>
          </table:table-cell>
          <table:table-cell table:number-columns-repeated="16381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32.54" table:style-name="ce1">
            <text:p>32,54</text:p>
          </table:table-cell>
          <table:table-cell office:value-type="float" office:value="30.73" table:style-name="ce1">
            <text:p>30,73</text:p>
          </table:table-cell>
          <table:table-cell table:number-columns-repeated="16381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32.43" table:style-name="ce1">
            <text:p>32,43</text:p>
          </table:table-cell>
          <table:table-cell office:value-type="float" office:value="30.65" table:style-name="ce1">
            <text:p>30,65</text:p>
          </table:table-cell>
          <table:table-cell table:number-columns-repeated="16381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32.340000000000003" table:style-name="ce1">
            <text:p>32,34</text:p>
          </table:table-cell>
          <table:table-cell office:value-type="float" office:value="30.58" table:style-name="ce1">
            <text:p>30,58</text:p>
          </table:table-cell>
          <table:table-cell table:number-columns-repeated="16381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float" office:value="32.24" table:style-name="ce1">
            <text:p>32,24</text:p>
          </table:table-cell>
          <table:table-cell office:value-type="float" office:value="30.5" table:style-name="ce1">
            <text:p>30,5</text:p>
          </table:table-cell>
          <table:table-cell table:number-columns-repeated="16381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32.15" table:style-name="ce1">
            <text:p>32,15</text:p>
          </table:table-cell>
          <table:table-cell office:value-type="float" office:value="30.43" table:style-name="ce1">
            <text:p>30,43</text:p>
          </table:table-cell>
          <table:table-cell table:number-columns-repeated="1638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32.06" table:style-name="ce1">
            <text:p>32,06</text:p>
          </table:table-cell>
          <table:table-cell office:value-type="float" office:value="30.38" table:style-name="ce1">
            <text:p>30,38</text:p>
          </table:table-cell>
          <table:table-cell table:number-columns-repeated="16381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31.97" table:style-name="ce1">
            <text:p>31,97</text:p>
          </table:table-cell>
          <table:table-cell office:value-type="float" office:value="30.33" table:style-name="ce1">
            <text:p>30,33</text:p>
          </table:table-cell>
          <table:table-cell table:number-columns-repeated="16381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float" office:value="31.89" table:style-name="ce1">
            <text:p>31,89</text:p>
          </table:table-cell>
          <table:table-cell office:value-type="float" office:value="30.44" table:style-name="ce1">
            <text:p>30,44</text:p>
          </table:table-cell>
          <table:table-cell table:number-columns-repeated="16381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31.81" table:style-name="ce1">
            <text:p>31,81</text:p>
          </table:table-cell>
          <table:table-cell office:value-type="float" office:value="30.8" table:style-name="ce1">
            <text:p>30,8</text:p>
          </table:table-cell>
          <table:table-cell table:number-columns-repeated="16381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31.74" table:style-name="ce1">
            <text:p>31,74</text:p>
          </table:table-cell>
          <table:table-cell office:value-type="float" office:value="31.33" table:style-name="ce1">
            <text:p>31,33</text:p>
          </table:table-cell>
          <table:table-cell table:number-columns-repeated="16381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31.71" table:style-name="ce1">
            <text:p>31,71</text:p>
          </table:table-cell>
          <table:table-cell office:value-type="float" office:value="31.99" table:style-name="ce1">
            <text:p>31,99</text:p>
          </table:table-cell>
          <table:table-cell table:number-columns-repeated="16381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31.71" table:style-name="ce1">
            <text:p>31,71</text:p>
          </table:table-cell>
          <table:table-cell office:value-type="float" office:value="32.72" table:style-name="ce1">
            <text:p>32,72</text:p>
          </table:table-cell>
          <table:table-cell table:number-columns-repeated="16381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31.75" table:style-name="ce1">
            <text:p>31,75</text:p>
          </table:table-cell>
          <table:table-cell office:value-type="float" office:value="33.47" table:style-name="ce1">
            <text:p>33,47</text:p>
          </table:table-cell>
          <table:table-cell table:number-columns-repeated="16381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31.83" table:style-name="ce1">
            <text:p>31,83</text:p>
          </table:table-cell>
          <table:table-cell office:value-type="float" office:value="34.229999999999997" table:style-name="ce1">
            <text:p>34,23</text:p>
          </table:table-cell>
          <table:table-cell table:number-columns-repeated="16381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31.95" table:style-name="ce1">
            <text:p>31,95</text:p>
          </table:table-cell>
          <table:table-cell office:value-type="float" office:value="34.979999999999997" table:style-name="ce1">
            <text:p>34,98</text:p>
          </table:table-cell>
          <table:table-cell table:number-columns-repeated="16381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32.090000000000003" table:style-name="ce1">
            <text:p>32,09</text:p>
          </table:table-cell>
          <table:table-cell office:value-type="float" office:value="35.71" table:style-name="ce1">
            <text:p>35,71</text:p>
          </table:table-cell>
          <table:table-cell table:number-columns-repeated="16381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32.270000000000003" table:style-name="ce1">
            <text:p>32,27</text:p>
          </table:table-cell>
          <table:table-cell office:value-type="float" office:value="36.43" table:style-name="ce1">
            <text:p>36,43</text:p>
          </table:table-cell>
          <table:table-cell table:number-columns-repeated="16381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32.47" table:style-name="ce1">
            <text:p>32,47</text:p>
          </table:table-cell>
          <table:table-cell office:value-type="float" office:value="37.130000000000003" table:style-name="ce1">
            <text:p>37,13</text:p>
          </table:table-cell>
          <table:table-cell table:number-columns-repeated="16381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float" office:value="32.69" table:style-name="ce1">
            <text:p>32,69</text:p>
          </table:table-cell>
          <table:table-cell office:value-type="float" office:value="37.79" table:style-name="ce1">
            <text:p>37,79</text:p>
          </table:table-cell>
          <table:table-cell table:number-columns-repeated="16381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float" office:value="32.92" table:style-name="ce1">
            <text:p>32,92</text:p>
          </table:table-cell>
          <table:table-cell office:value-type="float" office:value="38.44" table:style-name="ce1">
            <text:p>38,44</text:p>
          </table:table-cell>
          <table:table-cell table:number-columns-repeated="16381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33.17" table:style-name="ce1">
            <text:p>33,17</text:p>
          </table:table-cell>
          <table:table-cell office:value-type="float" office:value="39.08" table:style-name="ce1">
            <text:p>39,08</text:p>
          </table:table-cell>
          <table:table-cell table:number-columns-repeated="16381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33.43" table:style-name="ce1">
            <text:p>33,43</text:p>
          </table:table-cell>
          <table:table-cell office:value-type="float" office:value="39.67" table:style-name="ce1">
            <text:p>39,67</text:p>
          </table:table-cell>
          <table:table-cell table:number-columns-repeated="16381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float" office:value="33.69" table:style-name="ce1">
            <text:p>33,69</text:p>
          </table:table-cell>
          <table:table-cell office:value-type="float" office:value="40.25" table:style-name="ce1">
            <text:p>40,25</text:p>
          </table:table-cell>
          <table:table-cell table:number-columns-repeated="16381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float" office:value="33.97" table:style-name="ce1">
            <text:p>33,97</text:p>
          </table:table-cell>
          <table:table-cell office:value-type="float" office:value="40.82" table:style-name="ce1">
            <text:p>40,82</text:p>
          </table:table-cell>
          <table:table-cell table:number-columns-repeated="16381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34.25" table:style-name="ce1">
            <text:p>34,25</text:p>
          </table:table-cell>
          <table:table-cell office:value-type="float" office:value="41.36" table:style-name="ce1">
            <text:p>41,36</text:p>
          </table:table-cell>
          <table:table-cell table:number-columns-repeated="16381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34.53" table:style-name="ce1">
            <text:p>34,53</text:p>
          </table:table-cell>
          <table:table-cell office:value-type="float" office:value="41.88" table:style-name="ce1">
            <text:p>41,88</text:p>
          </table:table-cell>
          <table:table-cell table:number-columns-repeated="16381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float" office:value="34.83" table:style-name="ce1">
            <text:p>34,83</text:p>
          </table:table-cell>
          <table:table-cell office:value-type="float" office:value="42.39" table:style-name="ce1">
            <text:p>42,39</text:p>
          </table:table-cell>
          <table:table-cell table:number-columns-repeated="16381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35.119999999999997" table:style-name="ce1">
            <text:p>35,12</text:p>
          </table:table-cell>
          <table:table-cell office:value-type="float" office:value="42.88" table:style-name="ce1">
            <text:p>42,88</text:p>
          </table:table-cell>
          <table:table-cell table:number-columns-repeated="16381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float" office:value="35.42" table:style-name="ce1">
            <text:p>35,42</text:p>
          </table:table-cell>
          <table:table-cell office:value-type="float" office:value="43.35" table:style-name="ce1">
            <text:p>43,35</text:p>
          </table:table-cell>
          <table:table-cell table:number-columns-repeated="16381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35.72" table:style-name="ce1">
            <text:p>35,72</text:p>
          </table:table-cell>
          <table:table-cell office:value-type="float" office:value="43.81" table:style-name="ce1">
            <text:p>43,81</text:p>
          </table:table-cell>
          <table:table-cell table:number-columns-repeated="16381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44.26" table:style-name="ce1">
            <text:p>44,26</text:p>
          </table:table-cell>
          <table:table-cell table:number-columns-repeated="16381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float" office:value="36.32" table:style-name="ce1">
            <text:p>36,32</text:p>
          </table:table-cell>
          <table:table-cell office:value-type="float" office:value="44.69" table:style-name="ce1">
            <text:p>44,69</text:p>
          </table:table-cell>
          <table:table-cell table:number-columns-repeated="16381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36.619999999999997" table:style-name="ce1">
            <text:p>36,62</text:p>
          </table:table-cell>
          <table:table-cell office:value-type="float" office:value="45.11" table:style-name="ce1">
            <text:p>45,11</text:p>
          </table:table-cell>
          <table:table-cell table:number-columns-repeated="16381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float" office:value="36.93" table:style-name="ce1">
            <text:p>36,93</text:p>
          </table:table-cell>
          <table:table-cell office:value-type="float" office:value="45.52" table:style-name="ce1">
            <text:p>45,52</text:p>
          </table:table-cell>
          <table:table-cell table:number-columns-repeated="16381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float" office:value="37.229999999999997" table:style-name="ce1">
            <text:p>37,23</text:p>
          </table:table-cell>
          <table:table-cell office:value-type="float" office:value="45.92" table:style-name="ce1">
            <text:p>45,92</text:p>
          </table:table-cell>
          <table:table-cell table:number-columns-repeated="16381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float" office:value="37.54" table:style-name="ce1">
            <text:p>37,54</text:p>
          </table:table-cell>
          <table:table-cell office:value-type="float" office:value="46.31" table:style-name="ce1">
            <text:p>46,31</text:p>
          </table:table-cell>
          <table:table-cell table:number-columns-repeated="16381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float" office:value="37.840000000000003" table:style-name="ce1">
            <text:p>37,84</text:p>
          </table:table-cell>
          <table:table-cell office:value-type="float" office:value="46.69" table:style-name="ce1">
            <text:p>46,69</text:p>
          </table:table-cell>
          <table:table-cell table:number-columns-repeated="16381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float" office:value="38.14" table:style-name="ce1">
            <text:p>38,14</text:p>
          </table:table-cell>
          <table:table-cell office:value-type="float" office:value="47.06" table:style-name="ce1">
            <text:p>47,06</text:p>
          </table:table-cell>
          <table:table-cell table:number-columns-repeated="16381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float" office:value="38.44" table:style-name="ce1">
            <text:p>38,44</text:p>
          </table:table-cell>
          <table:table-cell office:value-type="float" office:value="47.42" table:style-name="ce1">
            <text:p>47,42</text:p>
          </table:table-cell>
          <table:table-cell table:number-columns-repeated="16381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float" office:value="38.75" table:style-name="ce1">
            <text:p>38,75</text:p>
          </table:table-cell>
          <table:table-cell office:value-type="float" office:value="47.77" table:style-name="ce1">
            <text:p>47,77</text:p>
          </table:table-cell>
          <table:table-cell table:number-columns-repeated="16381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48.12" table:style-name="ce1">
            <text:p>48,12</text:p>
          </table:table-cell>
          <table:table-cell table:number-columns-repeated="16381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float" office:value="39.35" table:style-name="ce1">
            <text:p>39,35</text:p>
          </table:table-cell>
          <table:table-cell office:value-type="float" office:value="48.45" table:style-name="ce1">
            <text:p>48,45</text:p>
          </table:table-cell>
          <table:table-cell table:number-columns-repeated="16381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float" office:value="39.64" table:style-name="ce1">
            <text:p>39,64</text:p>
          </table:table-cell>
          <table:table-cell office:value-type="float" office:value="48.78" table:style-name="ce1">
            <text:p>48,78</text:p>
          </table:table-cell>
          <table:table-cell table:number-columns-repeated="16381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39.93" table:style-name="ce1">
            <text:p>39,93</text:p>
          </table:table-cell>
          <table:table-cell office:value-type="float" office:value="49.11" table:style-name="ce1">
            <text:p>49,11</text:p>
          </table:table-cell>
          <table:table-cell table:number-columns-repeated="16381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40.229999999999997" table:style-name="ce1">
            <text:p>40,23</text:p>
          </table:table-cell>
          <table:table-cell office:value-type="float" office:value="49.43" table:style-name="ce1">
            <text:p>49,43</text:p>
          </table:table-cell>
          <table:table-cell table:number-columns-repeated="16381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float" office:value="40.520000000000003" table:style-name="ce1">
            <text:p>40,52</text:p>
          </table:table-cell>
          <table:table-cell office:value-type="float" office:value="49.74" table:style-name="ce1">
            <text:p>49,74</text:p>
          </table:table-cell>
          <table:table-cell table:number-columns-repeated="16381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40.81" table:style-name="ce1">
            <text:p>40,81</text:p>
          </table:table-cell>
          <table:table-cell office:value-type="float" office:value="50.04" table:style-name="ce1">
            <text:p>50,04</text:p>
          </table:table-cell>
          <table:table-cell table:number-columns-repeated="16381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float" office:value="41.1" table:style-name="ce1">
            <text:p>41,1</text:p>
          </table:table-cell>
          <table:table-cell office:value-type="float" office:value="50.34" table:style-name="ce1">
            <text:p>50,34</text:p>
          </table:table-cell>
          <table:table-cell table:number-columns-repeated="16381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float" office:value="41.39" table:style-name="ce1">
            <text:p>41,39</text:p>
          </table:table-cell>
          <table:table-cell office:value-type="float" office:value="50.64" table:style-name="ce1">
            <text:p>50,64</text:p>
          </table:table-cell>
          <table:table-cell table:number-columns-repeated="16381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41.67" table:style-name="ce1">
            <text:p>41,67</text:p>
          </table:table-cell>
          <table:table-cell office:value-type="float" office:value="50.93" table:style-name="ce1">
            <text:p>50,93</text:p>
          </table:table-cell>
          <table:table-cell table:number-columns-repeated="16381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float" office:value="41.95" table:style-name="ce1">
            <text:p>41,95</text:p>
          </table:table-cell>
          <table:table-cell office:value-type="float" office:value="51.22" table:style-name="ce1">
            <text:p>51,22</text:p>
          </table:table-cell>
          <table:table-cell table:number-columns-repeated="16381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float" office:value="42.23" table:style-name="ce1">
            <text:p>42,23</text:p>
          </table:table-cell>
          <table:table-cell office:value-type="float" office:value="51.5" table:style-name="ce1">
            <text:p>51,5</text:p>
          </table:table-cell>
          <table:table-cell table:number-columns-repeated="16381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float" office:value="42.52" table:style-name="ce1">
            <text:p>42,52</text:p>
          </table:table-cell>
          <table:table-cell office:value-type="float" office:value="51.78" table:style-name="ce1">
            <text:p>51,78</text:p>
          </table:table-cell>
          <table:table-cell table:number-columns-repeated="16381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float" office:value="42.8" table:style-name="ce1">
            <text:p>42,8</text:p>
          </table:table-cell>
          <table:table-cell office:value-type="float" office:value="52.05" table:style-name="ce1">
            <text:p>52,05</text:p>
          </table:table-cell>
          <table:table-cell table:number-columns-repeated="16381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float" office:value="43.07" table:style-name="ce1">
            <text:p>43,07</text:p>
          </table:table-cell>
          <table:table-cell office:value-type="float" office:value="52.32" table:style-name="ce1">
            <text:p>52,32</text:p>
          </table:table-cell>
          <table:table-cell table:number-columns-repeated="1638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43.35" table:style-name="ce1">
            <text:p>43,35</text:p>
          </table:table-cell>
          <table:table-cell office:value-type="float" office:value="52.59" table:style-name="ce1">
            <text:p>52,59</text:p>
          </table:table-cell>
          <table:table-cell table:number-columns-repeated="16381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float" office:value="43.61" table:style-name="ce1">
            <text:p>43,61</text:p>
          </table:table-cell>
          <table:table-cell office:value-type="float" office:value="52.84" table:style-name="ce1">
            <text:p>52,84</text:p>
          </table:table-cell>
          <table:table-cell table:number-columns-repeated="16381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float" office:value="43.88" table:style-name="ce1">
            <text:p>43,88</text:p>
          </table:table-cell>
          <table:table-cell office:value-type="float" office:value="52.92" table:style-name="ce1">
            <text:p>52,92</text:p>
          </table:table-cell>
          <table:table-cell table:number-columns-repeated="16381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float" office:value="44.15" table:style-name="ce1">
            <text:p>44,15</text:p>
          </table:table-cell>
          <table:table-cell office:value-type="float" office:value="52.75" table:style-name="ce1">
            <text:p>52,75</text:p>
          </table:table-cell>
          <table:table-cell table:number-columns-repeated="16381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float" office:value="44.39" table:style-name="ce1">
            <text:p>44,39</text:p>
          </table:table-cell>
          <table:table-cell office:value-type="float" office:value="52.36" table:style-name="ce1">
            <text:p>52,36</text:p>
          </table:table-cell>
          <table:table-cell table:number-columns-repeated="16381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float" office:value="44.61" table:style-name="ce1">
            <text:p>44,61</text:p>
          </table:table-cell>
          <table:table-cell office:value-type="float" office:value="51.84" table:style-name="ce1">
            <text:p>51,84</text:p>
          </table:table-cell>
          <table:table-cell table:number-columns-repeated="16381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float" office:value="44.78" table:style-name="ce1">
            <text:p>44,78</text:p>
          </table:table-cell>
          <table:table-cell office:value-type="float" office:value="51.24" table:style-name="ce1">
            <text:p>51,24</text:p>
          </table:table-cell>
          <table:table-cell table:number-columns-repeated="16381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float" office:value="44.91" table:style-name="ce1">
            <text:p>44,91</text:p>
          </table:table-cell>
          <table:table-cell office:value-type="float" office:value="50.62" table:style-name="ce1">
            <text:p>50,62</text:p>
          </table:table-cell>
          <table:table-cell table:number-columns-repeated="16381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float" office:value="44.99" table:style-name="ce1">
            <text:p>44,99</text:p>
          </table:table-cell>
          <table:table-cell office:value-type="float" office:value="49.99" table:style-name="ce1">
            <text:p>49,99</text:p>
          </table:table-cell>
          <table:table-cell table:number-columns-repeated="16381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float" office:value="45.04" table:style-name="ce1">
            <text:p>45,04</text:p>
          </table:table-cell>
          <table:table-cell office:value-type="float" office:value="49.37" table:style-name="ce1">
            <text:p>49,37</text:p>
          </table:table-cell>
          <table:table-cell table:number-columns-repeated="16381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float" office:value="45.05" table:style-name="ce1">
            <text:p>45,05</text:p>
          </table:table-cell>
          <table:table-cell office:value-type="float" office:value="48.76" table:style-name="ce1">
            <text:p>48,76</text:p>
          </table:table-cell>
          <table:table-cell table:number-columns-repeated="16381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float" office:value="45.03" table:style-name="ce1">
            <text:p>45,03</text:p>
          </table:table-cell>
          <table:table-cell office:value-type="float" office:value="48.19" table:style-name="ce1">
            <text:p>48,19</text:p>
          </table:table-cell>
          <table:table-cell table:number-columns-repeated="16381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float" office:value="44.99" table:style-name="ce1">
            <text:p>44,99</text:p>
          </table:table-cell>
          <table:table-cell office:value-type="float" office:value="47.64" table:style-name="ce1">
            <text:p>47,64</text:p>
          </table:table-cell>
          <table:table-cell table:number-columns-repeated="16381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44.93" table:style-name="ce1">
            <text:p>44,93</text:p>
          </table:table-cell>
          <table:table-cell office:value-type="float" office:value="47.11" table:style-name="ce1">
            <text:p>47,11</text:p>
          </table:table-cell>
          <table:table-cell table:number-columns-repeated="16381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44.84" table:style-name="ce1">
            <text:p>44,84</text:p>
          </table:table-cell>
          <table:table-cell office:value-type="float" office:value="46.61" table:style-name="ce1">
            <text:p>46,61</text:p>
          </table:table-cell>
          <table:table-cell table:number-columns-repeated="16381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44.76" table:style-name="ce1">
            <text:p>44,76</text:p>
          </table:table-cell>
          <table:table-cell office:value-type="float" office:value="46.14" table:style-name="ce1">
            <text:p>46,14</text:p>
          </table:table-cell>
          <table:table-cell table:number-columns-repeated="16381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44.65" table:style-name="ce1">
            <text:p>44,65</text:p>
          </table:table-cell>
          <table:table-cell office:value-type="float" office:value="45.69" table:style-name="ce1">
            <text:p>45,69</text:p>
          </table:table-cell>
          <table:table-cell table:number-columns-repeated="16381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float" office:value="44.53" table:style-name="ce1">
            <text:p>44,53</text:p>
          </table:table-cell>
          <table:table-cell office:value-type="float" office:value="45.27" table:style-name="ce1">
            <text:p>45,27</text:p>
          </table:table-cell>
          <table:table-cell table:number-columns-repeated="16381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float" office:value="44.41" table:style-name="ce1">
            <text:p>44,41</text:p>
          </table:table-cell>
          <table:table-cell office:value-type="float" office:value="44.87" table:style-name="ce1">
            <text:p>44,87</text:p>
          </table:table-cell>
          <table:table-cell table:number-columns-repeated="16381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float" office:value="44.29" table:style-name="ce1">
            <text:p>44,29</text:p>
          </table:table-cell>
          <table:table-cell office:value-type="float" office:value="44.49" table:style-name="ce1">
            <text:p>44,49</text:p>
          </table:table-cell>
          <table:table-cell table:number-columns-repeated="16381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float" office:value="44.15" table:style-name="ce1">
            <text:p>44,15</text:p>
          </table:table-cell>
          <table:table-cell office:value-type="float" office:value="44.13" table:style-name="ce1">
            <text:p>44,13</text:p>
          </table:table-cell>
          <table:table-cell table:number-columns-repeated="16381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float" office:value="44.02" table:style-name="ce1">
            <text:p>44,02</text:p>
          </table:table-cell>
          <table:table-cell office:value-type="float" office:value="43.79" table:style-name="ce1">
            <text:p>43,79</text:p>
          </table:table-cell>
          <table:table-cell table:number-columns-repeated="16381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float" office:value="43.88" table:style-name="ce1">
            <text:p>43,88</text:p>
          </table:table-cell>
          <table:table-cell office:value-type="float" office:value="43.47" table:style-name="ce1">
            <text:p>43,47</text:p>
          </table:table-cell>
          <table:table-cell table:number-columns-repeated="16381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float" office:value="43.73" table:style-name="ce1">
            <text:p>43,73</text:p>
          </table:table-cell>
          <table:table-cell office:value-type="float" office:value="43.16" table:style-name="ce1">
            <text:p>43,16</text:p>
          </table:table-cell>
          <table:table-cell table:number-columns-repeated="16381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43.59" table:style-name="ce1">
            <text:p>43,59</text:p>
          </table:table-cell>
          <table:table-cell office:value-type="float" office:value="42.87" table:style-name="ce1">
            <text:p>42,87</text:p>
          </table:table-cell>
          <table:table-cell table:number-columns-repeated="16381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43.45" table:style-name="ce1">
            <text:p>43,45</text:p>
          </table:table-cell>
          <table:table-cell office:value-type="float" office:value="42.6" table:style-name="ce1">
            <text:p>42,6</text:p>
          </table:table-cell>
          <table:table-cell table:number-columns-repeated="16381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float" office:value="43.3" table:style-name="ce1">
            <text:p>43,3</text:p>
          </table:table-cell>
          <table:table-cell office:value-type="float" office:value="42.34" table:style-name="ce1">
            <text:p>42,34</text:p>
          </table:table-cell>
          <table:table-cell table:number-columns-repeated="16381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float" office:value="43.16" table:style-name="ce1">
            <text:p>43,16</text:p>
          </table:table-cell>
          <table:table-cell office:value-type="float" office:value="42.09" table:style-name="ce1">
            <text:p>42,09</text:p>
          </table:table-cell>
          <table:table-cell table:number-columns-repeated="16381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43.01" table:style-name="ce1">
            <text:p>43,01</text:p>
          </table:table-cell>
          <table:table-cell office:value-type="float" office:value="41.86" table:style-name="ce1">
            <text:p>41,86</text:p>
          </table:table-cell>
          <table:table-cell table:number-columns-repeated="16381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float" office:value="42.87" table:style-name="ce1">
            <text:p>42,87</text:p>
          </table:table-cell>
          <table:table-cell office:value-type="float" office:value="41.63" table:style-name="ce1">
            <text:p>41,63</text:p>
          </table:table-cell>
          <table:table-cell table:number-columns-repeated="16381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float" office:value="42.72" table:style-name="ce1">
            <text:p>42,72</text:p>
          </table:table-cell>
          <table:table-cell office:value-type="float" office:value="41.42" table:style-name="ce1">
            <text:p>41,42</text:p>
          </table:table-cell>
          <table:table-cell table:number-columns-repeated="16381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float" office:value="42.58" table:style-name="ce1">
            <text:p>42,58</text:p>
          </table:table-cell>
          <table:table-cell office:value-type="float" office:value="41.21" table:style-name="ce1">
            <text:p>41,21</text:p>
          </table:table-cell>
          <table:table-cell table:number-columns-repeated="16381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float" office:value="42.43" table:style-name="ce1">
            <text:p>42,43</text:p>
          </table:table-cell>
          <table:table-cell office:value-type="float" office:value="41.02" table:style-name="ce1">
            <text:p>41,02</text:p>
          </table:table-cell>
          <table:table-cell table:number-columns-repeated="16381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float" office:value="42.29" table:style-name="ce1">
            <text:p>42,29</text:p>
          </table:table-cell>
          <table:table-cell office:value-type="float" office:value="40.840000000000003" table:style-name="ce1">
            <text:p>40,84</text:p>
          </table:table-cell>
          <table:table-cell table:number-columns-repeated="16381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float" office:value="42.15" table:style-name="ce1">
            <text:p>42,15</text:p>
          </table:table-cell>
          <table:table-cell office:value-type="float" office:value="40.659999999999997" table:style-name="ce1">
            <text:p>40,66</text:p>
          </table:table-cell>
          <table:table-cell table:number-columns-repeated="16381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float" office:value="42.01" table:style-name="ce1">
            <text:p>42,01</text:p>
          </table:table-cell>
          <table:table-cell office:value-type="float" office:value="40.49" table:style-name="ce1">
            <text:p>40,49</text:p>
          </table:table-cell>
          <table:table-cell table:number-columns-repeated="16381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float" office:value="41.87" table:style-name="ce1">
            <text:p>41,87</text:p>
          </table:table-cell>
          <table:table-cell office:value-type="float" office:value="40.33" table:style-name="ce1">
            <text:p>40,33</text:p>
          </table:table-cell>
          <table:table-cell table:number-columns-repeated="16381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float" office:value="41.74" table:style-name="ce1">
            <text:p>41,74</text:p>
          </table:table-cell>
          <table:table-cell office:value-type="float" office:value="40.18" table:style-name="ce1">
            <text:p>40,18</text:p>
          </table:table-cell>
          <table:table-cell table:number-columns-repeated="16381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float" office:value="41.6" table:style-name="ce1">
            <text:p>41,6</text:p>
          </table:table-cell>
          <table:table-cell office:value-type="float" office:value="40.03" table:style-name="ce1">
            <text:p>40,03</text:p>
          </table:table-cell>
          <table:table-cell table:number-columns-repeated="16381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float" office:value="41.47" table:style-name="ce1">
            <text:p>41,47</text:p>
          </table:table-cell>
          <table:table-cell office:value-type="float" office:value="39.89" table:style-name="ce1">
            <text:p>39,89</text:p>
          </table:table-cell>
          <table:table-cell table:number-columns-repeated="16381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float" office:value="41.33" table:style-name="ce1">
            <text:p>41,33</text:p>
          </table:table-cell>
          <table:table-cell office:value-type="float" office:value="39.75" table:style-name="ce1">
            <text:p>39,75</text:p>
          </table:table-cell>
          <table:table-cell table:number-columns-repeated="16381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float" office:value="41.21" table:style-name="ce1">
            <text:p>41,21</text:p>
          </table:table-cell>
          <table:table-cell office:value-type="float" office:value="39.630000000000003" table:style-name="ce1">
            <text:p>39,63</text:p>
          </table:table-cell>
          <table:table-cell table:number-columns-repeated="16381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float" office:value="41.08" table:style-name="ce1">
            <text:p>41,08</text:p>
          </table:table-cell>
          <table:table-cell office:value-type="float" office:value="39.5" table:style-name="ce1">
            <text:p>39,5</text:p>
          </table:table-cell>
          <table:table-cell table:number-columns-repeated="16381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float" office:value="40.950000000000003" table:style-name="ce1">
            <text:p>40,95</text:p>
          </table:table-cell>
          <table:table-cell office:value-type="float" office:value="39.39" table:style-name="ce1">
            <text:p>39,39</text:p>
          </table:table-cell>
          <table:table-cell table:number-columns-repeated="16381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float" office:value="40.83" table:style-name="ce1">
            <text:p>40,83</text:p>
          </table:table-cell>
          <table:table-cell office:value-type="float" office:value="39.270000000000003" table:style-name="ce1">
            <text:p>39,27</text:p>
          </table:table-cell>
          <table:table-cell table:number-columns-repeated="16381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float" office:value="40.71" table:style-name="ce1">
            <text:p>40,71</text:p>
          </table:table-cell>
          <table:table-cell office:value-type="float" office:value="39.159999999999997" table:style-name="ce1">
            <text:p>39,16</text:p>
          </table:table-cell>
          <table:table-cell table:number-columns-repeated="16381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float" office:value="40.58" table:style-name="ce1">
            <text:p>40,58</text:p>
          </table:table-cell>
          <table:table-cell office:value-type="float" office:value="39.06" table:style-name="ce1">
            <text:p>39,06</text:p>
          </table:table-cell>
          <table:table-cell table:number-columns-repeated="16381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float" office:value="40.46" table:style-name="ce1">
            <text:p>40,46</text:p>
          </table:table-cell>
          <table:table-cell office:value-type="float" office:value="38.96" table:style-name="ce1">
            <text:p>38,96</text:p>
          </table:table-cell>
          <table:table-cell table:number-columns-repeated="16381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float" office:value="40.35" table:style-name="ce1">
            <text:p>40,35</text:p>
          </table:table-cell>
          <table:table-cell office:value-type="float" office:value="38.869999999999997" table:style-name="ce1">
            <text:p>38,87</text:p>
          </table:table-cell>
          <table:table-cell table:number-columns-repeated="16381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float" office:value="40.24" table:style-name="ce1">
            <text:p>40,24</text:p>
          </table:table-cell>
          <table:table-cell office:value-type="float" office:value="38.78" table:style-name="ce1">
            <text:p>38,78</text:p>
          </table:table-cell>
          <table:table-cell table:number-columns-repeated="1638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40.130000000000003" table:style-name="ce1">
            <text:p>40,13</text:p>
          </table:table-cell>
          <table:table-cell office:value-type="float" office:value="38.69" table:style-name="ce1">
            <text:p>38,69</text:p>
          </table:table-cell>
          <table:table-cell table:number-columns-repeated="16381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float" office:value="40.01" table:style-name="ce1">
            <text:p>40,01</text:p>
          </table:table-cell>
          <table:table-cell office:value-type="float" office:value="38.619999999999997" table:style-name="ce1">
            <text:p>38,62</text:p>
          </table:table-cell>
          <table:table-cell table:number-columns-repeated="16381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float" office:value="39.909999999999997" table:style-name="ce1">
            <text:p>39,91</text:p>
          </table:table-cell>
          <table:table-cell office:value-type="float" office:value="38.72" table:style-name="ce1">
            <text:p>38,72</text:p>
          </table:table-cell>
          <table:table-cell table:number-columns-repeated="16381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float" office:value="39.81" table:style-name="ce1">
            <text:p>39,81</text:p>
          </table:table-cell>
          <table:table-cell office:value-type="float" office:value="39.06" table:style-name="ce1">
            <text:p>39,06</text:p>
          </table:table-cell>
          <table:table-cell table:number-columns-repeated="16381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39.590000000000003" table:style-name="ce1">
            <text:p>39,59</text:p>
          </table:table-cell>
          <table:table-cell table:number-columns-repeated="16381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float" office:value="39.67" table:style-name="ce1">
            <text:p>39,67</text:p>
          </table:table-cell>
          <table:table-cell office:value-type="float" office:value="40.25" table:style-name="ce1">
            <text:p>40,25</text:p>
          </table:table-cell>
          <table:table-cell table:number-columns-repeated="16381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float" office:value="39.659999999999997" table:style-name="ce1">
            <text:p>39,66</text:p>
          </table:table-cell>
          <table:table-cell office:value-type="float" office:value="40.97" table:style-name="ce1">
            <text:p>40,97</text:p>
          </table:table-cell>
          <table:table-cell table:number-columns-repeated="16381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float" office:value="39.68" table:style-name="ce1">
            <text:p>39,68</text:p>
          </table:table-cell>
          <table:table-cell office:value-type="float" office:value="41.73" table:style-name="ce1">
            <text:p>41,73</text:p>
          </table:table-cell>
          <table:table-cell table:number-columns-repeated="16381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float" office:value="39.75" table:style-name="ce1">
            <text:p>39,75</text:p>
          </table:table-cell>
          <table:table-cell office:value-type="float" office:value="42.49" table:style-name="ce1">
            <text:p>42,49</text:p>
          </table:table-cell>
          <table:table-cell table:number-columns-repeated="16381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float" office:value="39.85" table:style-name="ce1">
            <text:p>39,85</text:p>
          </table:table-cell>
          <table:table-cell office:value-type="float" office:value="43.24" table:style-name="ce1">
            <text:p>43,24</text:p>
          </table:table-cell>
          <table:table-cell table:number-columns-repeated="16381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float" office:value="39.979999999999997" table:style-name="ce1">
            <text:p>39,98</text:p>
          </table:table-cell>
          <table:table-cell office:value-type="float" office:value="43.97" table:style-name="ce1">
            <text:p>43,97</text:p>
          </table:table-cell>
          <table:table-cell table:number-columns-repeated="16381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float" office:value="40.15" table:style-name="ce1">
            <text:p>40,15</text:p>
          </table:table-cell>
          <table:table-cell office:value-type="float" office:value="44.7" table:style-name="ce1">
            <text:p>44,7</text:p>
          </table:table-cell>
          <table:table-cell table:number-columns-repeated="16381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float" office:value="40.33" table:style-name="ce1">
            <text:p>40,33</text:p>
          </table:table-cell>
          <table:table-cell office:value-type="float" office:value="45.39" table:style-name="ce1">
            <text:p>45,39</text:p>
          </table:table-cell>
          <table:table-cell table:number-columns-repeated="16381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float" office:value="40.54" table:style-name="ce1">
            <text:p>40,54</text:p>
          </table:table-cell>
          <table:table-cell office:value-type="float" office:value="46.06" table:style-name="ce1">
            <text:p>46,06</text:p>
          </table:table-cell>
          <table:table-cell table:number-columns-repeated="16381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float" office:value="40.76" table:style-name="ce1">
            <text:p>40,76</text:p>
          </table:table-cell>
          <table:table-cell office:value-type="float" office:value="46.71" table:style-name="ce1">
            <text:p>46,71</text:p>
          </table:table-cell>
          <table:table-cell table:number-columns-repeated="16381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float" office:value="40.99" table:style-name="ce1">
            <text:p>40,99</text:p>
          </table:table-cell>
          <table:table-cell office:value-type="float" office:value="47.33" table:style-name="ce1">
            <text:p>47,33</text:p>
          </table:table-cell>
          <table:table-cell table:number-columns-repeated="16381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float" office:value="41.25" table:style-name="ce1">
            <text:p>41,25</text:p>
          </table:table-cell>
          <table:table-cell office:value-type="float" office:value="47.94" table:style-name="ce1">
            <text:p>47,94</text:p>
          </table:table-cell>
          <table:table-cell table:number-columns-repeated="16381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float" office:value="41.51" table:style-name="ce1">
            <text:p>41,51</text:p>
          </table:table-cell>
          <table:table-cell office:value-type="float" office:value="48.51" table:style-name="ce1">
            <text:p>48,51</text:p>
          </table:table-cell>
          <table:table-cell table:number-columns-repeated="16381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float" office:value="41.77" table:style-name="ce1">
            <text:p>41,77</text:p>
          </table:table-cell>
          <table:table-cell office:value-type="float" office:value="49.08" table:style-name="ce1">
            <text:p>49,08</text:p>
          </table:table-cell>
          <table:table-cell table:number-columns-repeated="16381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float" office:value="42.05" table:style-name="ce1">
            <text:p>42,05</text:p>
          </table:table-cell>
          <table:table-cell office:value-type="float" office:value="49.61" table:style-name="ce1">
            <text:p>49,61</text:p>
          </table:table-cell>
          <table:table-cell table:number-columns-repeated="16381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float" office:value="42.32" table:style-name="ce1">
            <text:p>42,32</text:p>
          </table:table-cell>
          <table:table-cell office:value-type="float" office:value="50.13" table:style-name="ce1">
            <text:p>50,13</text:p>
          </table:table-cell>
          <table:table-cell table:number-columns-repeated="16381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float" office:value="42.61" table:style-name="ce1">
            <text:p>42,61</text:p>
          </table:table-cell>
          <table:table-cell office:value-type="float" office:value="50.64" table:style-name="ce1">
            <text:p>50,64</text:p>
          </table:table-cell>
          <table:table-cell table:number-columns-repeated="16381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float" office:value="42.89" table:style-name="ce1">
            <text:p>42,89</text:p>
          </table:table-cell>
          <table:table-cell office:value-type="float" office:value="51.12" table:style-name="ce1">
            <text:p>51,12</text:p>
          </table:table-cell>
          <table:table-cell table:number-columns-repeated="16381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float" office:value="43.19" table:style-name="ce1">
            <text:p>43,19</text:p>
          </table:table-cell>
          <table:table-cell office:value-type="float" office:value="51.59" table:style-name="ce1">
            <text:p>51,59</text:p>
          </table:table-cell>
          <table:table-cell table:number-columns-repeated="16381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float" office:value="43.48" table:style-name="ce1">
            <text:p>43,48</text:p>
          </table:table-cell>
          <table:table-cell office:value-type="float" office:value="52.04" table:style-name="ce1">
            <text:p>52,04</text:p>
          </table:table-cell>
          <table:table-cell table:number-columns-repeated="16381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float" office:value="43.77" table:style-name="ce1">
            <text:p>43,77</text:p>
          </table:table-cell>
          <table:table-cell office:value-type="float" office:value="52.48" table:style-name="ce1">
            <text:p>52,48</text:p>
          </table:table-cell>
          <table:table-cell table:number-columns-repeated="16381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float" office:value="44.07" table:style-name="ce1">
            <text:p>44,07</text:p>
          </table:table-cell>
          <table:table-cell office:value-type="float" office:value="52.91" table:style-name="ce1">
            <text:p>52,91</text:p>
          </table:table-cell>
          <table:table-cell table:number-columns-repeated="16381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float" office:value="44.36" table:style-name="ce1">
            <text:p>44,36</text:p>
          </table:table-cell>
          <table:table-cell office:value-type="float" office:value="53.33" table:style-name="ce1">
            <text:p>53,33</text:p>
          </table:table-cell>
          <table:table-cell table:number-columns-repeated="16381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float" office:value="44.66" table:style-name="ce1">
            <text:p>44,66</text:p>
          </table:table-cell>
          <table:table-cell office:value-type="float" office:value="53.73" table:style-name="ce1">
            <text:p>53,73</text:p>
          </table:table-cell>
          <table:table-cell table:number-columns-repeated="16381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float" office:value="44.95" table:style-name="ce1">
            <text:p>44,95</text:p>
          </table:table-cell>
          <table:table-cell office:value-type="float" office:value="54.12" table:style-name="ce1">
            <text:p>54,12</text:p>
          </table:table-cell>
          <table:table-cell table:number-columns-repeated="16381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float" office:value="45.25" table:style-name="ce1">
            <text:p>45,25</text:p>
          </table:table-cell>
          <table:table-cell office:value-type="float" office:value="54.5" table:style-name="ce1">
            <text:p>54,5</text:p>
          </table:table-cell>
          <table:table-cell table:number-columns-repeated="16381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float" office:value="45.55" table:style-name="ce1">
            <text:p>45,55</text:p>
          </table:table-cell>
          <table:table-cell office:value-type="float" office:value="54.87" table:style-name="ce1">
            <text:p>54,87</text:p>
          </table:table-cell>
          <table:table-cell table:number-columns-repeated="16381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float" office:value="45.85" table:style-name="ce1">
            <text:p>45,85</text:p>
          </table:table-cell>
          <table:table-cell office:value-type="float" office:value="55.23" table:style-name="ce1">
            <text:p>55,23</text:p>
          </table:table-cell>
          <table:table-cell table:number-columns-repeated="16381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float" office:value="46.14" table:style-name="ce1">
            <text:p>46,14</text:p>
          </table:table-cell>
          <table:table-cell office:value-type="float" office:value="55.59" table:style-name="ce1">
            <text:p>55,59</text:p>
          </table:table-cell>
          <table:table-cell table:number-columns-repeated="16381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float" office:value="46.43" table:style-name="ce1">
            <text:p>46,43</text:p>
          </table:table-cell>
          <table:table-cell office:value-type="float" office:value="55.93" table:style-name="ce1">
            <text:p>55,93</text:p>
          </table:table-cell>
          <table:table-cell table:number-columns-repeated="16381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float" office:value="46.72" table:style-name="ce1">
            <text:p>46,72</text:p>
          </table:table-cell>
          <table:table-cell office:value-type="float" office:value="56.27" table:style-name="ce1">
            <text:p>56,27</text:p>
          </table:table-cell>
          <table:table-cell table:number-columns-repeated="16381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float" office:value="47.01" table:style-name="ce1">
            <text:p>47,01</text:p>
          </table:table-cell>
          <table:table-cell office:value-type="float" office:value="56.6" table:style-name="ce1">
            <text:p>56,6</text:p>
          </table:table-cell>
          <table:table-cell table:number-columns-repeated="16381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float" office:value="47.3" table:style-name="ce1">
            <text:p>47,3</text:p>
          </table:table-cell>
          <table:table-cell office:value-type="float" office:value="56.93" table:style-name="ce1">
            <text:p>56,93</text:p>
          </table:table-cell>
          <table:table-cell table:number-columns-repeated="16381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float" office:value="47.59" table:style-name="ce1">
            <text:p>47,59</text:p>
          </table:table-cell>
          <table:table-cell office:value-type="float" office:value="57.24" table:style-name="ce1">
            <text:p>57,24</text:p>
          </table:table-cell>
          <table:table-cell table:number-columns-repeated="16381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float" office:value="47.88" table:style-name="ce1">
            <text:p>47,88</text:p>
          </table:table-cell>
          <table:table-cell office:value-type="float" office:value="57.55" table:style-name="ce1">
            <text:p>57,55</text:p>
          </table:table-cell>
          <table:table-cell table:number-columns-repeated="16381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float" office:value="48.17" table:style-name="ce1">
            <text:p>48,17</text:p>
          </table:table-cell>
          <table:table-cell office:value-type="float" office:value="57.86" table:style-name="ce1">
            <text:p>57,86</text:p>
          </table:table-cell>
          <table:table-cell table:number-columns-repeated="16381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float" office:value="48.45" table:style-name="ce1">
            <text:p>48,45</text:p>
          </table:table-cell>
          <table:table-cell office:value-type="float" office:value="58.16" table:style-name="ce1">
            <text:p>58,16</text:p>
          </table:table-cell>
          <table:table-cell table:number-columns-repeated="16381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float" office:value="48.73" table:style-name="ce1">
            <text:p>48,73</text:p>
          </table:table-cell>
          <table:table-cell office:value-type="float" office:value="58.45" table:style-name="ce1">
            <text:p>58,45</text:p>
          </table:table-cell>
          <table:table-cell table:number-columns-repeated="16381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float" office:value="49.01" table:style-name="ce1">
            <text:p>49,01</text:p>
          </table:table-cell>
          <table:table-cell office:value-type="float" office:value="58.73" table:style-name="ce1">
            <text:p>58,73</text:p>
          </table:table-cell>
          <table:table-cell table:number-columns-repeated="16381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float" office:value="49.29" table:style-name="ce1">
            <text:p>49,29</text:p>
          </table:table-cell>
          <table:table-cell office:value-type="float" office:value="59.02" table:style-name="ce1">
            <text:p>59,02</text:p>
          </table:table-cell>
          <table:table-cell table:number-columns-repeated="16381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float" office:value="49.57" table:style-name="ce1">
            <text:p>49,57</text:p>
          </table:table-cell>
          <table:table-cell office:value-type="float" office:value="59.29" table:style-name="ce1">
            <text:p>59,29</text:p>
          </table:table-cell>
          <table:table-cell table:number-columns-repeated="16381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float" office:value="49.84" table:style-name="ce1">
            <text:p>49,84</text:p>
          </table:table-cell>
          <table:table-cell office:value-type="float" office:value="59.56" table:style-name="ce1">
            <text:p>59,56</text:p>
          </table:table-cell>
          <table:table-cell table:number-columns-repeated="16381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float" office:value="50.11" table:style-name="ce1">
            <text:p>50,11</text:p>
          </table:table-cell>
          <table:table-cell office:value-type="float" office:value="59.83" table:style-name="ce1">
            <text:p>59,83</text:p>
          </table:table-cell>
          <table:table-cell table:number-columns-repeated="16381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float" office:value="50.38" table:style-name="ce1">
            <text:p>50,38</text:p>
          </table:table-cell>
          <table:table-cell office:value-type="float" office:value="60.1" table:style-name="ce1">
            <text:p>60,1</text:p>
          </table:table-cell>
          <table:table-cell table:number-columns-repeated="16381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float" office:value="50.65" table:style-name="ce1">
            <text:p>50,65</text:p>
          </table:table-cell>
          <table:table-cell office:value-type="float" office:value="60.36" table:style-name="ce1">
            <text:p>60,36</text:p>
          </table:table-cell>
          <table:table-cell table:number-columns-repeated="16381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50.92" table:style-name="ce1">
            <text:p>50,92</text:p>
          </table:table-cell>
          <table:table-cell office:value-type="float" office:value="60.61" table:style-name="ce1">
            <text:p>60,61</text:p>
          </table:table-cell>
          <table:table-cell table:number-columns-repeated="16381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float" office:value="51.18" table:style-name="ce1">
            <text:p>51,18</text:p>
          </table:table-cell>
          <table:table-cell office:value-type="float" office:value="60.84" table:style-name="ce1">
            <text:p>60,84</text:p>
          </table:table-cell>
          <table:table-cell table:number-columns-repeated="16381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float" office:value="51.44" table:style-name="ce1">
            <text:p>51,44</text:p>
          </table:table-cell>
          <table:table-cell office:value-type="float" office:value="60.89" table:style-name="ce1">
            <text:p>60,89</text:p>
          </table:table-cell>
          <table:table-cell table:number-columns-repeated="16381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float" office:value="51.7" table:style-name="ce1">
            <text:p>51,7</text:p>
          </table:table-cell>
          <table:table-cell office:value-type="float" office:value="60.67" table:style-name="ce1">
            <text:p>60,67</text:p>
          </table:table-cell>
          <table:table-cell table:number-columns-repeated="16381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float" office:value="51.93" table:style-name="ce1">
            <text:p>51,93</text:p>
          </table:table-cell>
          <table:table-cell office:value-type="float" office:value="60.24" table:style-name="ce1">
            <text:p>60,24</text:p>
          </table:table-cell>
          <table:table-cell table:number-columns-repeated="16381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float" office:value="52.13" table:style-name="ce1">
            <text:p>52,13</text:p>
          </table:table-cell>
          <table:table-cell office:value-type="float" office:value="59.67" table:style-name="ce1">
            <text:p>59,67</text:p>
          </table:table-cell>
          <table:table-cell table:number-columns-repeated="16381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float" office:value="52.28" table:style-name="ce1">
            <text:p>52,28</text:p>
          </table:table-cell>
          <table:table-cell office:value-type="float" office:value="59.03" table:style-name="ce1">
            <text:p>59,03</text:p>
          </table:table-cell>
          <table:table-cell table:number-columns-repeated="16381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float" office:value="52.39" table:style-name="ce1">
            <text:p>52,39</text:p>
          </table:table-cell>
          <table:table-cell office:value-type="float" office:value="58.37" table:style-name="ce1">
            <text:p>58,37</text:p>
          </table:table-cell>
          <table:table-cell table:number-columns-repeated="16381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float" office:value="52.46" table:style-name="ce1">
            <text:p>52,46</text:p>
          </table:table-cell>
          <table:table-cell office:value-type="float" office:value="57.7" table:style-name="ce1">
            <text:p>57,7</text:p>
          </table:table-cell>
          <table:table-cell table:number-columns-repeated="16381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float" office:value="52.48" table:style-name="ce1">
            <text:p>52,48</text:p>
          </table:table-cell>
          <table:table-cell office:value-type="float" office:value="57.03" table:style-name="ce1">
            <text:p>57,03</text:p>
          </table:table-cell>
          <table:table-cell table:number-columns-repeated="16381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float" office:value="52.47" table:style-name="ce1">
            <text:p>52,47</text:p>
          </table:table-cell>
          <table:table-cell office:value-type="float" office:value="56.4" table:style-name="ce1">
            <text:p>56,4</text:p>
          </table:table-cell>
          <table:table-cell table:number-columns-repeated="16381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float" office:value="52.43" table:style-name="ce1">
            <text:p>52,43</text:p>
          </table:table-cell>
          <table:table-cell office:value-type="float" office:value="55.78" table:style-name="ce1">
            <text:p>55,78</text:p>
          </table:table-cell>
          <table:table-cell table:number-columns-repeated="16381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float" office:value="52.36" table:style-name="ce1">
            <text:p>52,36</text:p>
          </table:table-cell>
          <table:table-cell office:value-type="float" office:value="55.2" table:style-name="ce1">
            <text:p>55,2</text:p>
          </table:table-cell>
          <table:table-cell table:number-columns-repeated="16381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float" office:value="52.28" table:style-name="ce1">
            <text:p>52,28</text:p>
          </table:table-cell>
          <table:table-cell office:value-type="float" office:value="54.63" table:style-name="ce1">
            <text:p>54,63</text:p>
          </table:table-cell>
          <table:table-cell table:number-columns-repeated="16381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float" office:value="52.17" table:style-name="ce1">
            <text:p>52,17</text:p>
          </table:table-cell>
          <table:table-cell office:value-type="float" office:value="54.11" table:style-name="ce1">
            <text:p>54,11</text:p>
          </table:table-cell>
          <table:table-cell table:number-columns-repeated="16381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float" office:value="52.06" table:style-name="ce1">
            <text:p>52,06</text:p>
          </table:table-cell>
          <table:table-cell office:value-type="float" office:value="53.6" table:style-name="ce1">
            <text:p>53,6</text:p>
          </table:table-cell>
          <table:table-cell table:number-columns-repeated="16381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float" office:value="51.93" table:style-name="ce1">
            <text:p>51,93</text:p>
          </table:table-cell>
          <table:table-cell office:value-type="float" office:value="53.12" table:style-name="ce1">
            <text:p>53,12</text:p>
          </table:table-cell>
          <table:table-cell table:number-columns-repeated="16381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float" office:value="51.79" table:style-name="ce1">
            <text:p>51,79</text:p>
          </table:table-cell>
          <table:table-cell office:value-type="float" office:value="52.67" table:style-name="ce1">
            <text:p>52,67</text:p>
          </table:table-cell>
          <table:table-cell table:number-columns-repeated="16381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float" office:value="51.65" table:style-name="ce1">
            <text:p>51,65</text:p>
          </table:table-cell>
          <table:table-cell office:value-type="float" office:value="52.24" table:style-name="ce1">
            <text:p>52,24</text:p>
          </table:table-cell>
          <table:table-cell table:number-columns-repeated="16381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float" office:value="51.5" table:style-name="ce1">
            <text:p>51,5</text:p>
          </table:table-cell>
          <table:table-cell office:value-type="float" office:value="51.83" table:style-name="ce1">
            <text:p>51,83</text:p>
          </table:table-cell>
          <table:table-cell table:number-columns-repeated="16381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float" office:value="51.35" table:style-name="ce1">
            <text:p>51,35</text:p>
          </table:table-cell>
          <table:table-cell office:value-type="float" office:value="51.45" table:style-name="ce1">
            <text:p>51,45</text:p>
          </table:table-cell>
          <table:table-cell table:number-columns-repeated="16381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float" office:value="51.18" table:style-name="ce1">
            <text:p>51,18</text:p>
          </table:table-cell>
          <table:table-cell office:value-type="float" office:value="51.08" table:style-name="ce1">
            <text:p>51,08</text:p>
          </table:table-cell>
          <table:table-cell table:number-columns-repeated="16381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float" office:value="51.02" table:style-name="ce1">
            <text:p>51,02</text:p>
          </table:table-cell>
          <table:table-cell office:value-type="float" office:value="50.73" table:style-name="ce1">
            <text:p>50,73</text:p>
          </table:table-cell>
          <table:table-cell table:number-columns-repeated="16381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float" office:value="50.86" table:style-name="ce1">
            <text:p>50,86</text:p>
          </table:table-cell>
          <table:table-cell office:value-type="float" office:value="50.39" table:style-name="ce1">
            <text:p>50,39</text:p>
          </table:table-cell>
          <table:table-cell table:number-columns-repeated="16381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float" office:value="50.69" table:style-name="ce1">
            <text:p>50,69</text:p>
          </table:table-cell>
          <table:table-cell office:value-type="float" office:value="50.08" table:style-name="ce1">
            <text:p>50,08</text:p>
          </table:table-cell>
          <table:table-cell table:number-columns-repeated="16381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float" office:value="50.52" table:style-name="ce1">
            <text:p>50,52</text:p>
          </table:table-cell>
          <table:table-cell office:value-type="float" office:value="49.78" table:style-name="ce1">
            <text:p>49,78</text:p>
          </table:table-cell>
          <table:table-cell table:number-columns-repeated="16381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float" office:value="50.35" table:style-name="ce1">
            <text:p>50,35</text:p>
          </table:table-cell>
          <table:table-cell office:value-type="float" office:value="49.49" table:style-name="ce1">
            <text:p>49,49</text:p>
          </table:table-cell>
          <table:table-cell table:number-columns-repeated="16381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float" office:value="50.18" table:style-name="ce1">
            <text:p>50,18</text:p>
          </table:table-cell>
          <table:table-cell office:value-type="float" office:value="49.22" table:style-name="ce1">
            <text:p>49,22</text:p>
          </table:table-cell>
          <table:table-cell table:number-columns-repeated="16381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float" office:value="50.01" table:style-name="ce1">
            <text:p>50,01</text:p>
          </table:table-cell>
          <table:table-cell office:value-type="float" office:value="48.96" table:style-name="ce1">
            <text:p>48,96</text:p>
          </table:table-cell>
          <table:table-cell table:number-columns-repeated="16381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float" office:value="49.84" table:style-name="ce1">
            <text:p>49,84</text:p>
          </table:table-cell>
          <table:table-cell office:value-type="float" office:value="48.71" table:style-name="ce1">
            <text:p>48,71</text:p>
          </table:table-cell>
          <table:table-cell table:number-columns-repeated="16381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float" office:value="49.68" table:style-name="ce1">
            <text:p>49,68</text:p>
          </table:table-cell>
          <table:table-cell office:value-type="float" office:value="48.47" table:style-name="ce1">
            <text:p>48,47</text:p>
          </table:table-cell>
          <table:table-cell table:number-columns-repeated="16381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float" office:value="49.51" table:style-name="ce1">
            <text:p>49,51</text:p>
          </table:table-cell>
          <table:table-cell office:value-type="float" office:value="48.24" table:style-name="ce1">
            <text:p>48,24</text:p>
          </table:table-cell>
          <table:table-cell table:number-columns-repeated="16381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float" office:value="49.34" table:style-name="ce1">
            <text:p>49,34</text:p>
          </table:table-cell>
          <table:table-cell office:value-type="float" office:value="48.02" table:style-name="ce1">
            <text:p>48,02</text:p>
          </table:table-cell>
          <table:table-cell table:number-columns-repeated="16381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float" office:value="49.18" table:style-name="ce1">
            <text:p>49,18</text:p>
          </table:table-cell>
          <table:table-cell office:value-type="float" office:value="47.81" table:style-name="ce1">
            <text:p>47,81</text:p>
          </table:table-cell>
          <table:table-cell table:number-columns-repeated="16381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float" office:value="49.01" table:style-name="ce1">
            <text:p>49,01</text:p>
          </table:table-cell>
          <table:table-cell office:value-type="float" office:value="47.62" table:style-name="ce1">
            <text:p>47,62</text:p>
          </table:table-cell>
          <table:table-cell table:number-columns-repeated="16381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float" office:value="48.85" table:style-name="ce1">
            <text:p>48,85</text:p>
          </table:table-cell>
          <table:table-cell office:value-type="float" office:value="47.42" table:style-name="ce1">
            <text:p>47,42</text:p>
          </table:table-cell>
          <table:table-cell table:number-columns-repeated="16381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float" office:value="48.69" table:style-name="ce1">
            <text:p>48,69</text:p>
          </table:table-cell>
          <table:table-cell office:value-type="float" office:value="47.24" table:style-name="ce1">
            <text:p>47,24</text:p>
          </table:table-cell>
          <table:table-cell table:number-columns-repeated="16381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float" office:value="48.53" table:style-name="ce1">
            <text:p>48,53</text:p>
          </table:table-cell>
          <table:table-cell office:value-type="float" office:value="47.06" table:style-name="ce1">
            <text:p>47,06</text:p>
          </table:table-cell>
          <table:table-cell table:number-columns-repeated="16381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float" office:value="48.38" table:style-name="ce1">
            <text:p>48,38</text:p>
          </table:table-cell>
          <table:table-cell office:value-type="float" office:value="46.89" table:style-name="ce1">
            <text:p>46,89</text:p>
          </table:table-cell>
          <table:table-cell table:number-columns-repeated="16381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float" office:value="48.22" table:style-name="ce1">
            <text:p>48,22</text:p>
          </table:table-cell>
          <table:table-cell office:value-type="float" office:value="46.73" table:style-name="ce1">
            <text:p>46,73</text:p>
          </table:table-cell>
          <table:table-cell table:number-columns-repeated="16381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float" office:value="48.07" table:style-name="ce1">
            <text:p>48,07</text:p>
          </table:table-cell>
          <table:table-cell office:value-type="float" office:value="46.58" table:style-name="ce1">
            <text:p>46,58</text:p>
          </table:table-cell>
          <table:table-cell table:number-columns-repeated="16381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float" office:value="47.92" table:style-name="ce1">
            <text:p>47,92</text:p>
          </table:table-cell>
          <table:table-cell office:value-type="float" office:value="46.43" table:style-name="ce1">
            <text:p>46,43</text:p>
          </table:table-cell>
          <table:table-cell table:number-columns-repeated="16381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float" office:value="47.77" table:style-name="ce1">
            <text:p>47,77</text:p>
          </table:table-cell>
          <table:table-cell office:value-type="float" office:value="46.28" table:style-name="ce1">
            <text:p>46,28</text:p>
          </table:table-cell>
          <table:table-cell table:number-columns-repeated="16381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float" office:value="47.62" table:style-name="ce1">
            <text:p>47,62</text:p>
          </table:table-cell>
          <table:table-cell office:value-type="float" office:value="46.14" table:style-name="ce1">
            <text:p>46,14</text:p>
          </table:table-cell>
          <table:table-cell table:number-columns-repeated="16381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float" office:value="47.47" table:style-name="ce1">
            <text:p>47,47</text:p>
          </table:table-cell>
          <table:table-cell office:value-type="float" office:value="46.01" table:style-name="ce1">
            <text:p>46,01</text:p>
          </table:table-cell>
          <table:table-cell table:number-columns-repeated="16381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float" office:value="47.33" table:style-name="ce1">
            <text:p>47,33</text:p>
          </table:table-cell>
          <table:table-cell office:value-type="float" office:value="45.88" table:style-name="ce1">
            <text:p>45,88</text:p>
          </table:table-cell>
          <table:table-cell table:number-columns-repeated="16381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float" office:value="47.19" table:style-name="ce1">
            <text:p>47,19</text:p>
          </table:table-cell>
          <table:table-cell office:value-type="float" office:value="45.76" table:style-name="ce1">
            <text:p>45,76</text:p>
          </table:table-cell>
          <table:table-cell table:number-columns-repeated="16381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float" office:value="47.05" table:style-name="ce1">
            <text:p>47,05</text:p>
          </table:table-cell>
          <table:table-cell office:value-type="float" office:value="45.64" table:style-name="ce1">
            <text:p>45,64</text:p>
          </table:table-cell>
          <table:table-cell table:number-columns-repeated="16381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float" office:value="46.92" table:style-name="ce1">
            <text:p>46,92</text:p>
          </table:table-cell>
          <table:table-cell office:value-type="float" office:value="45.52" table:style-name="ce1">
            <text:p>45,52</text:p>
          </table:table-cell>
          <table:table-cell table:number-columns-repeated="16381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float" office:value="46.78" table:style-name="ce1">
            <text:p>46,78</text:p>
          </table:table-cell>
          <table:table-cell office:value-type="float" office:value="45.41" table:style-name="ce1">
            <text:p>45,41</text:p>
          </table:table-cell>
          <table:table-cell table:number-columns-repeated="16381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46.65" table:style-name="ce1">
            <text:p>46,65</text:p>
          </table:table-cell>
          <table:table-cell office:value-type="float" office:value="45.3" table:style-name="ce1">
            <text:p>45,3</text:p>
          </table:table-cell>
          <table:table-cell table:number-columns-repeated="16381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float" office:value="46.52" table:style-name="ce1">
            <text:p>46,52</text:p>
          </table:table-cell>
          <table:table-cell office:value-type="float" office:value="45.21" table:style-name="ce1">
            <text:p>45,21</text:p>
          </table:table-cell>
          <table:table-cell table:number-columns-repeated="16381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float" office:value="46.39" table:style-name="ce1">
            <text:p>46,39</text:p>
          </table:table-cell>
          <table:table-cell office:value-type="float" office:value="45.29" table:style-name="ce1">
            <text:p>45,29</text:p>
          </table:table-cell>
          <table:table-cell table:number-columns-repeated="16381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float" office:value="46.27" table:style-name="ce1">
            <text:p>46,27</text:p>
          </table:table-cell>
          <table:table-cell office:value-type="float" office:value="45.61" table:style-name="ce1">
            <text:p>45,61</text:p>
          </table:table-cell>
          <table:table-cell table:number-columns-repeated="16381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float" office:value="46.17" table:style-name="ce1">
            <text:p>46,17</text:p>
          </table:table-cell>
          <table:table-cell office:value-type="float" office:value="46.13" table:style-name="ce1">
            <text:p>46,13</text:p>
          </table:table-cell>
          <table:table-cell table:number-columns-repeated="16381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float" office:value="46.1" table:style-name="ce1">
            <text:p>46,1</text:p>
          </table:table-cell>
          <table:table-cell office:value-type="float" office:value="46.78" table:style-name="ce1">
            <text:p>46,78</text:p>
          </table:table-cell>
          <table:table-cell table:number-columns-repeated="16381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float" office:value="46.06" table:style-name="ce1">
            <text:p>46,06</text:p>
          </table:table-cell>
          <table:table-cell office:value-type="float" office:value="47.49" table:style-name="ce1">
            <text:p>47,49</text:p>
          </table:table-cell>
          <table:table-cell table:number-columns-repeated="16381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float" office:value="46.07" table:style-name="ce1">
            <text:p>46,07</text:p>
          </table:table-cell>
          <table:table-cell office:value-type="float" office:value="48.25" table:style-name="ce1">
            <text:p>48,25</text:p>
          </table:table-cell>
          <table:table-cell table:number-columns-repeated="16381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float" office:value="46.12" table:style-name="ce1">
            <text:p>46,12</text:p>
          </table:table-cell>
          <table:table-cell office:value-type="float" office:value="49.01" table:style-name="ce1">
            <text:p>49,01</text:p>
          </table:table-cell>
          <table:table-cell table:number-columns-repeated="16381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float" office:value="46.21" table:style-name="ce1">
            <text:p>46,21</text:p>
          </table:table-cell>
          <table:table-cell office:value-type="float" office:value="49.76" table:style-name="ce1">
            <text:p>49,76</text:p>
          </table:table-cell>
          <table:table-cell table:number-columns-repeated="16381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float" office:value="46.33" table:style-name="ce1">
            <text:p>46,33</text:p>
          </table:table-cell>
          <table:table-cell office:value-type="float" office:value="50.49" table:style-name="ce1">
            <text:p>50,49</text:p>
          </table:table-cell>
          <table:table-cell table:number-columns-repeated="16381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float" office:value="46.48" table:style-name="ce1">
            <text:p>46,48</text:p>
          </table:table-cell>
          <table:table-cell office:value-type="float" office:value="51.21" table:style-name="ce1">
            <text:p>51,21</text:p>
          </table:table-cell>
          <table:table-cell table:number-columns-repeated="16381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float" office:value="46.65" table:style-name="ce1">
            <text:p>46,65</text:p>
          </table:table-cell>
          <table:table-cell office:value-type="float" office:value="51.91" table:style-name="ce1">
            <text:p>51,91</text:p>
          </table:table-cell>
          <table:table-cell table:number-columns-repeated="16381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float" office:value="46.85" table:style-name="ce1">
            <text:p>46,85</text:p>
          </table:table-cell>
          <table:table-cell office:value-type="float" office:value="52.58" table:style-name="ce1">
            <text:p>52,58</text:p>
          </table:table-cell>
          <table:table-cell table:number-columns-repeated="16381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float" office:value="47.06" table:style-name="ce1">
            <text:p>47,06</text:p>
          </table:table-cell>
          <table:table-cell office:value-type="float" office:value="53.22" table:style-name="ce1">
            <text:p>53,22</text:p>
          </table:table-cell>
          <table:table-cell table:number-columns-repeated="16381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float" office:value="47.28" table:style-name="ce1">
            <text:p>47,28</text:p>
          </table:table-cell>
          <table:table-cell office:value-type="float" office:value="53.84" table:style-name="ce1">
            <text:p>53,84</text:p>
          </table:table-cell>
          <table:table-cell table:number-columns-repeated="16381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float" office:value="47.53" table:style-name="ce1">
            <text:p>47,53</text:p>
          </table:table-cell>
          <table:table-cell office:value-type="float" office:value="54.44" table:style-name="ce1">
            <text:p>54,44</text:p>
          </table:table-cell>
          <table:table-cell table:number-columns-repeated="16381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float" office:value="47.77" table:style-name="ce1">
            <text:p>47,77</text:p>
          </table:table-cell>
          <table:table-cell office:value-type="float" office:value="55.02" table:style-name="ce1">
            <text:p>55,02</text:p>
          </table:table-cell>
          <table:table-cell table:number-columns-repeated="16381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float" office:value="48.04" table:style-name="ce1">
            <text:p>48,04</text:p>
          </table:table-cell>
          <table:table-cell office:value-type="float" office:value="55.57" table:style-name="ce1">
            <text:p>55,57</text:p>
          </table:table-cell>
          <table:table-cell table:number-columns-repeated="16381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float" office:value="48.3" table:style-name="ce1">
            <text:p>48,3</text:p>
          </table:table-cell>
          <table:table-cell office:value-type="float" office:value="56.11" table:style-name="ce1">
            <text:p>56,11</text:p>
          </table:table-cell>
          <table:table-cell table:number-columns-repeated="16381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float" office:value="48.57" table:style-name="ce1">
            <text:p>48,57</text:p>
          </table:table-cell>
          <table:table-cell office:value-type="float" office:value="56.62" table:style-name="ce1">
            <text:p>56,62</text:p>
          </table:table-cell>
          <table:table-cell table:number-columns-repeated="16381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float" office:value="48.84" table:style-name="ce1">
            <text:p>48,84</text:p>
          </table:table-cell>
          <table:table-cell office:value-type="float" office:value="57.12" table:style-name="ce1">
            <text:p>57,12</text:p>
          </table:table-cell>
          <table:table-cell table:number-columns-repeated="16381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float" office:value="49.12" table:style-name="ce1">
            <text:p>49,12</text:p>
          </table:table-cell>
          <table:table-cell office:value-type="float" office:value="57.6" table:style-name="ce1">
            <text:p>57,6</text:p>
          </table:table-cell>
          <table:table-cell table:number-columns-repeated="16381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float" office:value="49.4" table:style-name="ce1">
            <text:p>49,4</text:p>
          </table:table-cell>
          <table:table-cell office:value-type="float" office:value="58.06" table:style-name="ce1">
            <text:p>58,06</text:p>
          </table:table-cell>
          <table:table-cell table:number-columns-repeated="16381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float" office:value="49.68" table:style-name="ce1">
            <text:p>49,68</text:p>
          </table:table-cell>
          <table:table-cell office:value-type="float" office:value="58.52" table:style-name="ce1">
            <text:p>58,52</text:p>
          </table:table-cell>
          <table:table-cell table:number-columns-repeated="16381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float" office:value="49.98" table:style-name="ce1">
            <text:p>49,98</text:p>
          </table:table-cell>
          <table:table-cell office:value-type="float" office:value="58.95" table:style-name="ce1">
            <text:p>58,95</text:p>
          </table:table-cell>
          <table:table-cell table:number-columns-repeated="16381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float" office:value="50.26" table:style-name="ce1">
            <text:p>50,26</text:p>
          </table:table-cell>
          <table:table-cell office:value-type="float" office:value="59.37" table:style-name="ce1">
            <text:p>59,37</text:p>
          </table:table-cell>
          <table:table-cell table:number-columns-repeated="16381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float" office:value="50.55" table:style-name="ce1">
            <text:p>50,55</text:p>
          </table:table-cell>
          <table:table-cell office:value-type="float" office:value="59.78" table:style-name="ce1">
            <text:p>59,78</text:p>
          </table:table-cell>
          <table:table-cell table:number-columns-repeated="16381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float" office:value="50.84" table:style-name="ce1">
            <text:p>50,84</text:p>
          </table:table-cell>
          <table:table-cell office:value-type="float" office:value="60.18" table:style-name="ce1">
            <text:p>60,18</text:p>
          </table:table-cell>
          <table:table-cell table:number-columns-repeated="16381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float" office:value="51.12" table:style-name="ce1">
            <text:p>51,12</text:p>
          </table:table-cell>
          <table:table-cell office:value-type="float" office:value="60.57" table:style-name="ce1">
            <text:p>60,57</text:p>
          </table:table-cell>
          <table:table-cell table:number-columns-repeated="16381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float" office:value="51.41" table:style-name="ce1">
            <text:p>51,41</text:p>
          </table:table-cell>
          <table:table-cell office:value-type="float" office:value="60.95" table:style-name="ce1">
            <text:p>60,95</text:p>
          </table:table-cell>
          <table:table-cell table:number-columns-repeated="16381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float" office:value="51.71" table:style-name="ce1">
            <text:p>51,71</text:p>
          </table:table-cell>
          <table:table-cell office:value-type="float" office:value="61.32" table:style-name="ce1">
            <text:p>61,32</text:p>
          </table:table-cell>
          <table:table-cell table:number-columns-repeated="16381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float" office:value="51.99" table:style-name="ce1">
            <text:p>51,99</text:p>
          </table:table-cell>
          <table:table-cell office:value-type="float" office:value="61.67" table:style-name="ce1">
            <text:p>61,67</text:p>
          </table:table-cell>
          <table:table-cell table:number-columns-repeated="16381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float" office:value="52.27" table:style-name="ce1">
            <text:p>52,27</text:p>
          </table:table-cell>
          <table:table-cell office:value-type="float" office:value="62.02" table:style-name="ce1">
            <text:p>62,02</text:p>
          </table:table-cell>
          <table:table-cell table:number-columns-repeated="16381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float" office:value="52.56" table:style-name="ce1">
            <text:p>52,56</text:p>
          </table:table-cell>
          <table:table-cell office:value-type="float" office:value="62.36" table:style-name="ce1">
            <text:p>62,36</text:p>
          </table:table-cell>
          <table:table-cell table:number-columns-repeated="16381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float" office:value="52.85" table:style-name="ce1">
            <text:p>52,85</text:p>
          </table:table-cell>
          <table:table-cell office:value-type="float" office:value="62.69" table:style-name="ce1">
            <text:p>62,69</text:p>
          </table:table-cell>
          <table:table-cell table:number-columns-repeated="16381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float" office:value="53.13" table:style-name="ce1">
            <text:p>53,13</text:p>
          </table:table-cell>
          <table:table-cell office:value-type="float" office:value="63.01" table:style-name="ce1">
            <text:p>63,01</text:p>
          </table:table-cell>
          <table:table-cell table:number-columns-repeated="16381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float" office:value="53.42" table:style-name="ce1">
            <text:p>53,42</text:p>
          </table:table-cell>
          <table:table-cell office:value-type="float" office:value="63.33" table:style-name="ce1">
            <text:p>63,33</text:p>
          </table:table-cell>
          <table:table-cell table:number-columns-repeated="16381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float" office:value="53.7" table:style-name="ce1">
            <text:p>53,7</text:p>
          </table:table-cell>
          <table:table-cell office:value-type="float" office:value="63.64" table:style-name="ce1">
            <text:p>63,64</text:p>
          </table:table-cell>
          <table:table-cell table:number-columns-repeated="16381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float" office:value="53.97" table:style-name="ce1">
            <text:p>53,97</text:p>
          </table:table-cell>
          <table:table-cell office:value-type="float" office:value="63.93" table:style-name="ce1">
            <text:p>63,93</text:p>
          </table:table-cell>
          <table:table-cell table:number-columns-repeated="16381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float" office:value="54.25" table:style-name="ce1">
            <text:p>54,25</text:p>
          </table:table-cell>
          <table:table-cell office:value-type="float" office:value="64.239999999999995" table:style-name="ce1">
            <text:p>64,24</text:p>
          </table:table-cell>
          <table:table-cell table:number-columns-repeated="16381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float" office:value="54.53" table:style-name="ce1">
            <text:p>54,53</text:p>
          </table:table-cell>
          <table:table-cell office:value-type="float" office:value="64.53" table:style-name="ce1">
            <text:p>64,53</text:p>
          </table:table-cell>
          <table:table-cell table:number-columns-repeated="16381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float" office:value="54.8" table:style-name="ce1">
            <text:p>54,8</text:p>
          </table:table-cell>
          <table:table-cell office:value-type="float" office:value="64.8" table:style-name="ce1">
            <text:p>64,8</text:p>
          </table:table-cell>
          <table:table-cell table:number-columns-repeated="16381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float" office:value="55.07" table:style-name="ce1">
            <text:p>55,07</text:p>
          </table:table-cell>
          <table:table-cell office:value-type="float" office:value="65.08" table:style-name="ce1">
            <text:p>65,08</text:p>
          </table:table-cell>
          <table:table-cell table:number-columns-repeated="16381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float" office:value="55.35" table:style-name="ce1">
            <text:p>55,35</text:p>
          </table:table-cell>
          <table:table-cell office:value-type="float" office:value="65.349999999999994" table:style-name="ce1">
            <text:p>65,35</text:p>
          </table:table-cell>
          <table:table-cell table:number-columns-repeated="16381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float" office:value="55.62" table:style-name="ce1">
            <text:p>55,62</text:p>
          </table:table-cell>
          <table:table-cell office:value-type="float" office:value="65.63" table:style-name="ce1">
            <text:p>65,63</text:p>
          </table:table-cell>
          <table:table-cell table:number-columns-repeated="16381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float" office:value="55.88" table:style-name="ce1">
            <text:p>55,88</text:p>
          </table:table-cell>
          <table:table-cell office:value-type="float" office:value="65.89" table:style-name="ce1">
            <text:p>65,89</text:p>
          </table:table-cell>
          <table:table-cell table:number-columns-repeated="16381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float" office:value="56.14" table:style-name="ce1">
            <text:p>56,14</text:p>
          </table:table-cell>
          <table:table-cell office:value-type="float" office:value="66.14" table:style-name="ce1">
            <text:p>66,14</text:p>
          </table:table-cell>
          <table:table-cell table:number-columns-repeated="16381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float" office:value="56.4" table:style-name="ce1">
            <text:p>56,4</text:p>
          </table:table-cell>
          <table:table-cell office:value-type="float" office:value="66.400000000000006" table:style-name="ce1">
            <text:p>66,4</text:p>
          </table:table-cell>
          <table:table-cell table:number-columns-repeated="16381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float" office:value="56.67" table:style-name="ce1">
            <text:p>56,67</text:p>
          </table:table-cell>
          <table:table-cell office:value-type="float" office:value="66.650000000000006" table:style-name="ce1">
            <text:p>66,65</text:p>
          </table:table-cell>
          <table:table-cell table:number-columns-repeated="1638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56.92" table:style-name="ce1">
            <text:p>56,92</text:p>
          </table:table-cell>
          <table:table-cell office:value-type="float" office:value="66.89" table:style-name="ce1">
            <text:p>66,89</text:p>
          </table:table-cell>
          <table:table-cell table:number-columns-repeated="16381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float" office:value="57.18" table:style-name="ce1">
            <text:p>57,18</text:p>
          </table:table-cell>
          <table:table-cell office:value-type="float" office:value="67.13" table:style-name="ce1">
            <text:p>67,13</text:p>
          </table:table-cell>
          <table:table-cell table:number-columns-repeated="16381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float" office:value="57.43" table:style-name="ce1">
            <text:p>57,43</text:p>
          </table:table-cell>
          <table:table-cell office:value-type="float" office:value="67.209999999999994" table:style-name="ce1">
            <text:p>67,21</text:p>
          </table:table-cell>
          <table:table-cell table:number-columns-repeated="16381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float" office:value="57.68" table:style-name="ce1">
            <text:p>57,68</text:p>
          </table:table-cell>
          <table:table-cell office:value-type="float" office:value="67.03" table:style-name="ce1">
            <text:p>67,03</text:p>
          </table:table-cell>
          <table:table-cell table:number-columns-repeated="16381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float" office:value="57.91" table:style-name="ce1">
            <text:p>57,91</text:p>
          </table:table-cell>
          <table:table-cell office:value-type="float" office:value="66.61" table:style-name="ce1">
            <text:p>66,61</text:p>
          </table:table-cell>
          <table:table-cell table:number-columns-repeated="16381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float" office:value="58.1" table:style-name="ce1">
            <text:p>58,1</text:p>
          </table:table-cell>
          <table:table-cell office:value-type="float" office:value="66.040000000000006" table:style-name="ce1">
            <text:p>66,04</text:p>
          </table:table-cell>
          <table:table-cell table:number-columns-repeated="16381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float" office:value="58.26" table:style-name="ce1">
            <text:p>58,26</text:p>
          </table:table-cell>
          <table:table-cell office:value-type="float" office:value="65.38" table:style-name="ce1">
            <text:p>65,38</text:p>
          </table:table-cell>
          <table:table-cell table:number-columns-repeated="16381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float" office:value="58.36" table:style-name="ce1">
            <text:p>58,36</text:p>
          </table:table-cell>
          <table:table-cell office:value-type="float" office:value="64.69" table:style-name="ce1">
            <text:p>64,69</text:p>
          </table:table-cell>
          <table:table-cell table:number-columns-repeated="16381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float" office:value="58.42" table:style-name="ce1">
            <text:p>58,42</text:p>
          </table:table-cell>
          <table:table-cell office:value-type="float" office:value="63.99" table:style-name="ce1">
            <text:p>63,99</text:p>
          </table:table-cell>
          <table:table-cell table:number-columns-repeated="16381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float" office:value="58.44" table:style-name="ce1">
            <text:p>58,44</text:p>
          </table:table-cell>
          <table:table-cell office:value-type="float" office:value="63.3" table:style-name="ce1">
            <text:p>63,3</text:p>
          </table:table-cell>
          <table:table-cell table:number-columns-repeated="16381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float" office:value="58.42" table:style-name="ce1">
            <text:p>58,42</text:p>
          </table:table-cell>
          <table:table-cell office:value-type="float" office:value="62.63" table:style-name="ce1">
            <text:p>62,63</text:p>
          </table:table-cell>
          <table:table-cell table:number-columns-repeated="16381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float" office:value="58.37" table:style-name="ce1">
            <text:p>58,37</text:p>
          </table:table-cell>
          <table:table-cell office:value-type="float" office:value="61.98" table:style-name="ce1">
            <text:p>61,98</text:p>
          </table:table-cell>
          <table:table-cell table:number-columns-repeated="16381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float" office:value="58.3" table:style-name="ce1">
            <text:p>58,3</text:p>
          </table:table-cell>
          <table:table-cell office:value-type="float" office:value="61.36" table:style-name="ce1">
            <text:p>61,36</text:p>
          </table:table-cell>
          <table:table-cell table:number-columns-repeated="16381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float" office:value="58.2" table:style-name="ce1">
            <text:p>58,2</text:p>
          </table:table-cell>
          <table:table-cell office:value-type="float" office:value="60.76" table:style-name="ce1">
            <text:p>60,76</text:p>
          </table:table-cell>
          <table:table-cell table:number-columns-repeated="16381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float" office:value="58.08" table:style-name="ce1">
            <text:p>58,08</text:p>
          </table:table-cell>
          <table:table-cell office:value-type="float" office:value="60.2" table:style-name="ce1">
            <text:p>60,2</text:p>
          </table:table-cell>
          <table:table-cell table:number-columns-repeated="16381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float" office:value="57.95" table:style-name="ce1">
            <text:p>57,95</text:p>
          </table:table-cell>
          <table:table-cell office:value-type="float" office:value="59.66" table:style-name="ce1">
            <text:p>59,66</text:p>
          </table:table-cell>
          <table:table-cell table:number-columns-repeated="16381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float" office:value="57.8" table:style-name="ce1">
            <text:p>57,8</text:p>
          </table:table-cell>
          <table:table-cell office:value-type="float" office:value="59.16" table:style-name="ce1">
            <text:p>59,16</text:p>
          </table:table-cell>
          <table:table-cell table:number-columns-repeated="16381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float" office:value="57.65" table:style-name="ce1">
            <text:p>57,65</text:p>
          </table:table-cell>
          <table:table-cell office:value-type="float" office:value="58.67" table:style-name="ce1">
            <text:p>58,67</text:p>
          </table:table-cell>
          <table:table-cell table:number-columns-repeated="16381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float" office:value="57.49" table:style-name="ce1">
            <text:p>57,49</text:p>
          </table:table-cell>
          <table:table-cell office:value-type="float" office:value="58.22" table:style-name="ce1">
            <text:p>58,22</text:p>
          </table:table-cell>
          <table:table-cell table:number-columns-repeated="16381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float" office:value="57.32" table:style-name="ce1">
            <text:p>57,32</text:p>
          </table:table-cell>
          <table:table-cell office:value-type="float" office:value="57.78" table:style-name="ce1">
            <text:p>57,78</text:p>
          </table:table-cell>
          <table:table-cell table:number-columns-repeated="16381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float" office:value="57.15" table:style-name="ce1">
            <text:p>57,15</text:p>
          </table:table-cell>
          <table:table-cell office:value-type="float" office:value="57.36" table:style-name="ce1">
            <text:p>57,36</text:p>
          </table:table-cell>
          <table:table-cell table:number-columns-repeated="16381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float" office:value="56.97" table:style-name="ce1">
            <text:p>56,97</text:p>
          </table:table-cell>
          <table:table-cell office:value-type="float" office:value="56.97" table:style-name="ce1">
            <text:p>56,97</text:p>
          </table:table-cell>
          <table:table-cell table:number-columns-repeated="16381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float" office:value="56.79" table:style-name="ce1">
            <text:p>56,79</text:p>
          </table:table-cell>
          <table:table-cell office:value-type="float" office:value="56.6" table:style-name="ce1">
            <text:p>56,6</text:p>
          </table:table-cell>
          <table:table-cell table:number-columns-repeated="16381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float" office:value="56.6" table:style-name="ce1">
            <text:p>56,6</text:p>
          </table:table-cell>
          <table:table-cell office:value-type="float" office:value="56.24" table:style-name="ce1">
            <text:p>56,24</text:p>
          </table:table-cell>
          <table:table-cell table:number-columns-repeated="16381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float" office:value="56.42" table:style-name="ce1">
            <text:p>56,42</text:p>
          </table:table-cell>
          <table:table-cell office:value-type="float" office:value="55.9" table:style-name="ce1">
            <text:p>55,9</text:p>
          </table:table-cell>
          <table:table-cell table:number-columns-repeated="16381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float" office:value="56.23" table:style-name="ce1">
            <text:p>56,23</text:p>
          </table:table-cell>
          <table:table-cell office:value-type="float" office:value="55.57" table:style-name="ce1">
            <text:p>55,57</text:p>
          </table:table-cell>
          <table:table-cell table:number-columns-repeated="16381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float" office:value="56.05" table:style-name="ce1">
            <text:p>56,05</text:p>
          </table:table-cell>
          <table:table-cell office:value-type="float" office:value="55.26" table:style-name="ce1">
            <text:p>55,26</text:p>
          </table:table-cell>
          <table:table-cell table:number-columns-repeated="16381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float" office:value="55.86" table:style-name="ce1">
            <text:p>55,86</text:p>
          </table:table-cell>
          <table:table-cell office:value-type="float" office:value="54.97" table:style-name="ce1">
            <text:p>54,97</text:p>
          </table:table-cell>
          <table:table-cell table:number-columns-repeated="16381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float" office:value="55.67" table:style-name="ce1">
            <text:p>55,67</text:p>
          </table:table-cell>
          <table:table-cell office:value-type="float" office:value="54.68" table:style-name="ce1">
            <text:p>54,68</text:p>
          </table:table-cell>
          <table:table-cell table:number-columns-repeated="16381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float" office:value="55.48" table:style-name="ce1">
            <text:p>55,48</text:p>
          </table:table-cell>
          <table:table-cell office:value-type="float" office:value="54.42" table:style-name="ce1">
            <text:p>54,42</text:p>
          </table:table-cell>
          <table:table-cell table:number-columns-repeated="16381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float" office:value="55.3" table:style-name="ce1">
            <text:p>55,3</text:p>
          </table:table-cell>
          <table:table-cell office:value-type="float" office:value="54.15" table:style-name="ce1">
            <text:p>54,15</text:p>
          </table:table-cell>
          <table:table-cell table:number-columns-repeated="16381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float" office:value="55.11" table:style-name="ce1">
            <text:p>55,11</text:p>
          </table:table-cell>
          <table:table-cell office:value-type="float" office:value="53.91" table:style-name="ce1">
            <text:p>53,91</text:p>
          </table:table-cell>
          <table:table-cell table:number-columns-repeated="16381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float" office:value="54.93" table:style-name="ce1">
            <text:p>54,93</text:p>
          </table:table-cell>
          <table:table-cell office:value-type="float" office:value="53.67" table:style-name="ce1">
            <text:p>53,67</text:p>
          </table:table-cell>
          <table:table-cell table:number-columns-repeated="16381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float" office:value="54.74" table:style-name="ce1">
            <text:p>54,74</text:p>
          </table:table-cell>
          <table:table-cell office:value-type="float" office:value="53.44" table:style-name="ce1">
            <text:p>53,44</text:p>
          </table:table-cell>
          <table:table-cell table:number-columns-repeated="16381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float" office:value="54.56" table:style-name="ce1">
            <text:p>54,56</text:p>
          </table:table-cell>
          <table:table-cell office:value-type="float" office:value="53.22" table:style-name="ce1">
            <text:p>53,22</text:p>
          </table:table-cell>
          <table:table-cell table:number-columns-repeated="16381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float" office:value="54.38" table:style-name="ce1">
            <text:p>54,38</text:p>
          </table:table-cell>
          <table:table-cell office:value-type="float" office:value="53.01" table:style-name="ce1">
            <text:p>53,01</text:p>
          </table:table-cell>
          <table:table-cell table:number-columns-repeated="16381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float" office:value="54.2" table:style-name="ce1">
            <text:p>54,2</text:p>
          </table:table-cell>
          <table:table-cell office:value-type="float" office:value="52.81" table:style-name="ce1">
            <text:p>52,81</text:p>
          </table:table-cell>
          <table:table-cell table:number-columns-repeated="16381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float" office:value="54.02" table:style-name="ce1">
            <text:p>54,02</text:p>
          </table:table-cell>
          <table:table-cell office:value-type="float" office:value="52.61" table:style-name="ce1">
            <text:p>52,61</text:p>
          </table:table-cell>
          <table:table-cell table:number-columns-repeated="16381"/>
        </table:table-row>
        <table:table-row table:style-name="ro2">
          <table:table-cell office:value-type="float" office:value="776" table:style-name="ce1">
            <text:p>776</text:p>
          </table:table-cell>
          <table:table-cell office:value-type="float" office:value="53.84" table:style-name="ce1">
            <text:p>53,84</text:p>
          </table:table-cell>
          <table:table-cell office:value-type="float" office:value="52.43" table:style-name="ce1">
            <text:p>52,43</text:p>
          </table:table-cell>
          <table:table-cell table:number-columns-repeated="16381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float" office:value="53.67" table:style-name="ce1">
            <text:p>53,67</text:p>
          </table:table-cell>
          <table:table-cell office:value-type="float" office:value="52.25" table:style-name="ce1">
            <text:p>52,25</text:p>
          </table:table-cell>
          <table:table-cell table:number-columns-repeated="16381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float" office:value="53.5" table:style-name="ce1">
            <text:p>53,5</text:p>
          </table:table-cell>
          <table:table-cell office:value-type="float" office:value="52.07" table:style-name="ce1">
            <text:p>52,07</text:p>
          </table:table-cell>
          <table:table-cell table:number-columns-repeated="16381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float" office:value="53.34" table:style-name="ce1">
            <text:p>53,34</text:p>
          </table:table-cell>
          <table:table-cell office:value-type="float" office:value="51.9" table:style-name="ce1">
            <text:p>51,9</text:p>
          </table:table-cell>
          <table:table-cell table:number-columns-repeated="16381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float" office:value="53.17" table:style-name="ce1">
            <text:p>53,17</text:p>
          </table:table-cell>
          <table:table-cell office:value-type="float" office:value="51.74" table:style-name="ce1">
            <text:p>51,74</text:p>
          </table:table-cell>
          <table:table-cell table:number-columns-repeated="16381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float" office:value="53" table:style-name="ce1">
            <text:p>53</text:p>
          </table:table-cell>
          <table:table-cell office:value-type="float" office:value="51.59" table:style-name="ce1">
            <text:p>51,59</text:p>
          </table:table-cell>
          <table:table-cell table:number-columns-repeated="16381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float" office:value="52.84" table:style-name="ce1">
            <text:p>52,84</text:p>
          </table:table-cell>
          <table:table-cell office:value-type="float" office:value="51.44" table:style-name="ce1">
            <text:p>51,44</text:p>
          </table:table-cell>
          <table:table-cell table:number-columns-repeated="16381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float" office:value="52.68" table:style-name="ce1">
            <text:p>52,68</text:p>
          </table:table-cell>
          <table:table-cell office:value-type="float" office:value="51.3" table:style-name="ce1">
            <text:p>51,3</text:p>
          </table:table-cell>
          <table:table-cell table:number-columns-repeated="16381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float" office:value="52.52" table:style-name="ce1">
            <text:p>52,52</text:p>
          </table:table-cell>
          <table:table-cell office:value-type="float" office:value="51.15" table:style-name="ce1">
            <text:p>51,15</text:p>
          </table:table-cell>
          <table:table-cell table:number-columns-repeated="16381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float" office:value="52.36" table:style-name="ce1">
            <text:p>52,36</text:p>
          </table:table-cell>
          <table:table-cell office:value-type="float" office:value="51.02" table:style-name="ce1">
            <text:p>51,02</text:p>
          </table:table-cell>
          <table:table-cell table:number-columns-repeated="16381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float" office:value="52.21" table:style-name="ce1">
            <text:p>52,21</text:p>
          </table:table-cell>
          <table:table-cell office:value-type="float" office:value="50.88" table:style-name="ce1">
            <text:p>50,88</text:p>
          </table:table-cell>
          <table:table-cell table:number-columns-repeated="16381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float" office:value="52.06" table:style-name="ce1">
            <text:p>52,06</text:p>
          </table:table-cell>
          <table:table-cell office:value-type="float" office:value="50.75" table:style-name="ce1">
            <text:p>50,75</text:p>
          </table:table-cell>
          <table:table-cell table:number-columns-repeated="16381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51.91" table:style-name="ce1">
            <text:p>51,91</text:p>
          </table:table-cell>
          <table:table-cell office:value-type="float" office:value="50.63" table:style-name="ce1">
            <text:p>50,63</text:p>
          </table:table-cell>
          <table:table-cell table:number-columns-repeated="16381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float" office:value="51.77" table:style-name="ce1">
            <text:p>51,77</text:p>
          </table:table-cell>
          <table:table-cell office:value-type="float" office:value="50.52" table:style-name="ce1">
            <text:p>50,52</text:p>
          </table:table-cell>
          <table:table-cell table:number-columns-repeated="16381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float" office:value="51.62" table:style-name="ce1">
            <text:p>51,62</text:p>
          </table:table-cell>
          <table:table-cell office:value-type="float" office:value="50.57" table:style-name="ce1">
            <text:p>50,57</text:p>
          </table:table-cell>
          <table:table-cell table:number-columns-repeated="16381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float" office:value="51.48" table:style-name="ce1">
            <text:p>51,48</text:p>
          </table:table-cell>
          <table:table-cell office:value-type="float" office:value="50.87" table:style-name="ce1">
            <text:p>50,87</text:p>
          </table:table-cell>
          <table:table-cell table:number-columns-repeated="16381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float" office:value="51.36" table:style-name="ce1">
            <text:p>51,36</text:p>
          </table:table-cell>
          <table:table-cell office:value-type="float" office:value="51.37" table:style-name="ce1">
            <text:p>51,37</text:p>
          </table:table-cell>
          <table:table-cell table:number-columns-repeated="16381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float" office:value="51.28" table:style-name="ce1">
            <text:p>51,28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float" office:value="51.23" table:style-name="ce1">
            <text:p>51,23</text:p>
          </table:table-cell>
          <table:table-cell office:value-type="float" office:value="52.72" table:style-name="ce1">
            <text:p>52,72</text:p>
          </table:table-cell>
          <table:table-cell table:number-columns-repeated="16381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float" office:value="51.22" table:style-name="ce1">
            <text:p>51,22</text:p>
          </table:table-cell>
          <table:table-cell office:value-type="float" office:value="53.47" table:style-name="ce1">
            <text:p>53,47</text:p>
          </table:table-cell>
          <table:table-cell table:number-columns-repeated="16381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float" office:value="51.25" table:style-name="ce1">
            <text:p>51,25</text:p>
          </table:table-cell>
          <table:table-cell office:value-type="float" office:value="54.22" table:style-name="ce1">
            <text:p>54,22</text:p>
          </table:table-cell>
          <table:table-cell table:number-columns-repeated="16381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float" office:value="51.33" table:style-name="ce1">
            <text:p>51,33</text:p>
          </table:table-cell>
          <table:table-cell office:value-type="float" office:value="54.97" table:style-name="ce1">
            <text:p>54,97</text:p>
          </table:table-cell>
          <table:table-cell table:number-columns-repeated="16381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float" office:value="51.43" table:style-name="ce1">
            <text:p>51,43</text:p>
          </table:table-cell>
          <table:table-cell office:value-type="float" office:value="55.72" table:style-name="ce1">
            <text:p>55,72</text:p>
          </table:table-cell>
          <table:table-cell table:number-columns-repeated="16381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float" office:value="51.57" table:style-name="ce1">
            <text:p>51,57</text:p>
          </table:table-cell>
          <table:table-cell office:value-type="float" office:value="56.43" table:style-name="ce1">
            <text:p>56,43</text:p>
          </table:table-cell>
          <table:table-cell table:number-columns-repeated="16381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float" office:value="51.73" table:style-name="ce1">
            <text:p>51,73</text:p>
          </table:table-cell>
          <table:table-cell office:value-type="float" office:value="57.13" table:style-name="ce1">
            <text:p>57,13</text:p>
          </table:table-cell>
          <table:table-cell table:number-columns-repeated="16381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float" office:value="51.92" table:style-name="ce1">
            <text:p>51,92</text:p>
          </table:table-cell>
          <table:table-cell office:value-type="float" office:value="57.8" table:style-name="ce1">
            <text:p>57,8</text:p>
          </table:table-cell>
          <table:table-cell table:number-columns-repeated="16381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float" office:value="52.12" table:style-name="ce1">
            <text:p>52,12</text:p>
          </table:table-cell>
          <table:table-cell office:value-type="float" office:value="58.44" table:style-name="ce1">
            <text:p>58,44</text:p>
          </table:table-cell>
          <table:table-cell table:number-columns-repeated="16381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float" office:value="52.34" table:style-name="ce1">
            <text:p>52,34</text:p>
          </table:table-cell>
          <table:table-cell office:value-type="float" office:value="59.07" table:style-name="ce1">
            <text:p>59,07</text:p>
          </table:table-cell>
          <table:table-cell table:number-columns-repeated="16381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float" office:value="52.57" table:style-name="ce1">
            <text:p>52,57</text:p>
          </table:table-cell>
          <table:table-cell office:value-type="float" office:value="59.66" table:style-name="ce1">
            <text:p>59,66</text:p>
          </table:table-cell>
          <table:table-cell table:number-columns-repeated="16381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float" office:value="52.81" table:style-name="ce1">
            <text:p>52,81</text:p>
          </table:table-cell>
          <table:table-cell office:value-type="float" office:value="60.24" table:style-name="ce1">
            <text:p>60,24</text:p>
          </table:table-cell>
          <table:table-cell table:number-columns-repeated="16381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float" office:value="53.06" table:style-name="ce1">
            <text:p>53,06</text:p>
          </table:table-cell>
          <table:table-cell office:value-type="float" office:value="60.79" table:style-name="ce1">
            <text:p>60,79</text:p>
          </table:table-cell>
          <table:table-cell table:number-columns-repeated="16381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float" office:value="53.32" table:style-name="ce1">
            <text:p>53,32</text:p>
          </table:table-cell>
          <table:table-cell office:value-type="float" office:value="61.32" table:style-name="ce1">
            <text:p>61,32</text:p>
          </table:table-cell>
          <table:table-cell table:number-columns-repeated="16381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float" office:value="53.58" table:style-name="ce1">
            <text:p>53,58</text:p>
          </table:table-cell>
          <table:table-cell office:value-type="float" office:value="61.84" table:style-name="ce1">
            <text:p>61,84</text:p>
          </table:table-cell>
          <table:table-cell table:number-columns-repeated="16381"/>
        </table:table-row>
        <table:table-row table:style-name="ro2">
          <table:table-cell office:value-type="float" office:value="842" table:style-name="ce1">
            <text:p>842</text:p>
          </table:table-cell>
          <table:table-cell office:value-type="float" office:value="53.84" table:style-name="ce1">
            <text:p>53,84</text:p>
          </table:table-cell>
          <table:table-cell office:value-type="float" office:value="62.33" table:style-name="ce1">
            <text:p>62,33</text:p>
          </table:table-cell>
          <table:table-cell table:number-columns-repeated="16381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float" office:value="54.12" table:style-name="ce1">
            <text:p>54,12</text:p>
          </table:table-cell>
          <table:table-cell office:value-type="float" office:value="62.81" table:style-name="ce1">
            <text:p>62,81</text:p>
          </table:table-cell>
          <table:table-cell table:number-columns-repeated="16381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float" office:value="54.39" table:style-name="ce1">
            <text:p>54,39</text:p>
          </table:table-cell>
          <table:table-cell office:value-type="float" office:value="63.27" table:style-name="ce1">
            <text:p>63,27</text:p>
          </table:table-cell>
          <table:table-cell table:number-columns-repeated="16381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float" office:value="54.67" table:style-name="ce1">
            <text:p>54,67</text:p>
          </table:table-cell>
          <table:table-cell office:value-type="float" office:value="63.72" table:style-name="ce1">
            <text:p>63,72</text:p>
          </table:table-cell>
          <table:table-cell table:number-columns-repeated="16381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float" office:value="54.95" table:style-name="ce1">
            <text:p>54,95</text:p>
          </table:table-cell>
          <table:table-cell office:value-type="float" office:value="64.150000000000006" table:style-name="ce1">
            <text:p>64,15</text:p>
          </table:table-cell>
          <table:table-cell table:number-columns-repeated="16381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float" office:value="55.23" table:style-name="ce1">
            <text:p>55,23</text:p>
          </table:table-cell>
          <table:table-cell office:value-type="float" office:value="64.569999999999993" table:style-name="ce1">
            <text:p>64,57</text:p>
          </table:table-cell>
          <table:table-cell table:number-columns-repeated="16381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float" office:value="55.51" table:style-name="ce1">
            <text:p>55,51</text:p>
          </table:table-cell>
          <table:table-cell office:value-type="float" office:value="64.97" table:style-name="ce1">
            <text:p>64,97</text:p>
          </table:table-cell>
          <table:table-cell table:number-columns-repeated="16381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float" office:value="55.79" table:style-name="ce1">
            <text:p>55,79</text:p>
          </table:table-cell>
          <table:table-cell office:value-type="float" office:value="65.37" table:style-name="ce1">
            <text:p>65,37</text:p>
          </table:table-cell>
          <table:table-cell table:number-columns-repeated="16381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float" office:value="56.08" table:style-name="ce1">
            <text:p>56,08</text:p>
          </table:table-cell>
          <table:table-cell office:value-type="float" office:value="65.75" table:style-name="ce1">
            <text:p>65,75</text:p>
          </table:table-cell>
          <table:table-cell table:number-columns-repeated="16381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float" office:value="56.36" table:style-name="ce1">
            <text:p>56,36</text:p>
          </table:table-cell>
          <table:table-cell office:value-type="float" office:value="66.12" table:style-name="ce1">
            <text:p>66,12</text:p>
          </table:table-cell>
          <table:table-cell table:number-columns-repeated="16381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float" office:value="56.64" table:style-name="ce1">
            <text:p>56,64</text:p>
          </table:table-cell>
          <table:table-cell office:value-type="float" office:value="66.48" table:style-name="ce1">
            <text:p>66,48</text:p>
          </table:table-cell>
          <table:table-cell table:number-columns-repeated="16381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float" office:value="56.92" table:style-name="ce1">
            <text:p>56,92</text:p>
          </table:table-cell>
          <table:table-cell office:value-type="float" office:value="66.83" table:style-name="ce1">
            <text:p>66,83</text:p>
          </table:table-cell>
          <table:table-cell table:number-columns-repeated="16381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float" office:value="57.2" table:style-name="ce1">
            <text:p>57,2</text:p>
          </table:table-cell>
          <table:table-cell office:value-type="float" office:value="67.16" table:style-name="ce1">
            <text:p>67,16</text:p>
          </table:table-cell>
          <table:table-cell table:number-columns-repeated="16381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float" office:value="57.48" table:style-name="ce1">
            <text:p>57,48</text:p>
          </table:table-cell>
          <table:table-cell office:value-type="float" office:value="67.5" table:style-name="ce1">
            <text:p>67,5</text:p>
          </table:table-cell>
          <table:table-cell table:number-columns-repeated="16381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float" office:value="57.76" table:style-name="ce1">
            <text:p>57,76</text:p>
          </table:table-cell>
          <table:table-cell office:value-type="float" office:value="67.819999999999993" table:style-name="ce1">
            <text:p>67,82</text:p>
          </table:table-cell>
          <table:table-cell table:number-columns-repeated="16381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float" office:value="58.03" table:style-name="ce1">
            <text:p>58,03</text:p>
          </table:table-cell>
          <table:table-cell office:value-type="float" office:value="68.13" table:style-name="ce1">
            <text:p>68,13</text:p>
          </table:table-cell>
          <table:table-cell table:number-columns-repeated="16381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float" office:value="58.31" table:style-name="ce1">
            <text:p>58,31</text:p>
          </table:table-cell>
          <table:table-cell office:value-type="float" office:value="68.44" table:style-name="ce1">
            <text:p>68,44</text:p>
          </table:table-cell>
          <table:table-cell table:number-columns-repeated="16381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float" office:value="58.58" table:style-name="ce1">
            <text:p>58,58</text:p>
          </table:table-cell>
          <table:table-cell office:value-type="float" office:value="68.739999999999995" table:style-name="ce1">
            <text:p>68,74</text:p>
          </table:table-cell>
          <table:table-cell table:number-columns-repeated="16381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float" office:value="58.85" table:style-name="ce1">
            <text:p>58,85</text:p>
          </table:table-cell>
          <table:table-cell office:value-type="float" office:value="69.03" table:style-name="ce1">
            <text:p>69,03</text:p>
          </table:table-cell>
          <table:table-cell table:number-columns-repeated="16381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float" office:value="59.12" table:style-name="ce1">
            <text:p>59,12</text:p>
          </table:table-cell>
          <table:table-cell office:value-type="float" office:value="69.319999999999993" table:style-name="ce1">
            <text:p>69,32</text:p>
          </table:table-cell>
          <table:table-cell table:number-columns-repeated="16381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float" office:value="59.39" table:style-name="ce1">
            <text:p>59,39</text:p>
          </table:table-cell>
          <table:table-cell office:value-type="float" office:value="69.59" table:style-name="ce1">
            <text:p>69,59</text:p>
          </table:table-cell>
          <table:table-cell table:number-columns-repeated="16381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float" office:value="59.65" table:style-name="ce1">
            <text:p>59,65</text:p>
          </table:table-cell>
          <table:table-cell office:value-type="float" office:value="69.87" table:style-name="ce1">
            <text:p>69,87</text:p>
          </table:table-cell>
          <table:table-cell table:number-columns-repeated="16381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float" office:value="59.92" table:style-name="ce1">
            <text:p>59,92</text:p>
          </table:table-cell>
          <table:table-cell office:value-type="float" office:value="70.14" table:style-name="ce1">
            <text:p>70,14</text:p>
          </table:table-cell>
          <table:table-cell table:number-columns-repeated="16381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float" office:value="60.18" table:style-name="ce1">
            <text:p>60,18</text:p>
          </table:table-cell>
          <table:table-cell office:value-type="float" office:value="70.400000000000006" table:style-name="ce1">
            <text:p>70,4</text:p>
          </table:table-cell>
          <table:table-cell table:number-columns-repeated="16381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float" office:value="60.44" table:style-name="ce1">
            <text:p>60,44</text:p>
          </table:table-cell>
          <table:table-cell office:value-type="float" office:value="70.66" table:style-name="ce1">
            <text:p>70,66</text:p>
          </table:table-cell>
          <table:table-cell table:number-columns-repeated="16381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float" office:value="60.7" table:style-name="ce1">
            <text:p>60,7</text:p>
          </table:table-cell>
          <table:table-cell office:value-type="float" office:value="70.91" table:style-name="ce1">
            <text:p>70,91</text:p>
          </table:table-cell>
          <table:table-cell table:number-columns-repeated="16381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float" office:value="60.96" table:style-name="ce1">
            <text:p>60,96</text:p>
          </table:table-cell>
          <table:table-cell office:value-type="float" office:value="71.16" table:style-name="ce1">
            <text:p>71,16</text:p>
          </table:table-cell>
          <table:table-cell table:number-columns-repeated="16381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float" office:value="61.21" table:style-name="ce1">
            <text:p>61,21</text:p>
          </table:table-cell>
          <table:table-cell office:value-type="float" office:value="71.41" table:style-name="ce1">
            <text:p>71,41</text:p>
          </table:table-cell>
          <table:table-cell table:number-columns-repeated="16381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float" office:value="61.46" table:style-name="ce1">
            <text:p>61,46</text:p>
          </table:table-cell>
          <table:table-cell office:value-type="float" office:value="71.650000000000006" table:style-name="ce1">
            <text:p>71,65</text:p>
          </table:table-cell>
          <table:table-cell table:number-columns-repeated="16381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61.71" table:style-name="ce1">
            <text:p>61,71</text:p>
          </table:table-cell>
          <table:table-cell office:value-type="float" office:value="71.88" table:style-name="ce1">
            <text:p>71,88</text:p>
          </table:table-cell>
          <table:table-cell table:number-columns-repeated="16381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float" office:value="61.96" table:style-name="ce1">
            <text:p>61,96</text:p>
          </table:table-cell>
          <table:table-cell office:value-type="float" office:value="72.099999999999994" table:style-name="ce1">
            <text:p>72,1</text:p>
          </table:table-cell>
          <table:table-cell table:number-columns-repeated="16381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float" office:value="62.2" table:style-name="ce1">
            <text:p>62,2</text:p>
          </table:table-cell>
          <table:table-cell office:value-type="float" office:value="72.150000000000006" table:style-name="ce1">
            <text:p>72,15</text:p>
          </table:table-cell>
          <table:table-cell table:number-columns-repeated="16381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float" office:value="62.44" table:style-name="ce1">
            <text:p>62,44</text:p>
          </table:table-cell>
          <table:table-cell office:value-type="float" office:value="71.92" table:style-name="ce1">
            <text:p>71,92</text:p>
          </table:table-cell>
          <table:table-cell table:number-columns-repeated="16381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float" office:value="62.65" table:style-name="ce1">
            <text:p>62,65</text:p>
          </table:table-cell>
          <table:table-cell office:value-type="float" office:value="71.459999999999994" table:style-name="ce1">
            <text:p>71,46</text:p>
          </table:table-cell>
          <table:table-cell table:number-columns-repeated="16381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float" office:value="62.84" table:style-name="ce1">
            <text:p>62,84</text:p>
          </table:table-cell>
          <table:table-cell office:value-type="float" office:value="70.849999999999994" table:style-name="ce1">
            <text:p>70,85</text:p>
          </table:table-cell>
          <table:table-cell table:number-columns-repeated="16381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float" office:value="62.97" table:style-name="ce1">
            <text:p>62,97</text:p>
          </table:table-cell>
          <table:table-cell office:value-type="float" office:value="70.16" table:style-name="ce1">
            <text:p>70,16</text:p>
          </table:table-cell>
          <table:table-cell table:number-columns-repeated="16381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float" office:value="63.06" table:style-name="ce1">
            <text:p>63,06</text:p>
          </table:table-cell>
          <table:table-cell office:value-type="float" office:value="69.44" table:style-name="ce1">
            <text:p>69,44</text:p>
          </table:table-cell>
          <table:table-cell table:number-columns-repeated="16381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float" office:value="63.11" table:style-name="ce1">
            <text:p>63,11</text:p>
          </table:table-cell>
          <table:table-cell office:value-type="float" office:value="68.72" table:style-name="ce1">
            <text:p>68,72</text:p>
          </table:table-cell>
          <table:table-cell table:number-columns-repeated="16381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float" office:value="63.11" table:style-name="ce1">
            <text:p>63,1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float" office:value="63.07" table:style-name="ce1">
            <text:p>63,07</text:p>
          </table:table-cell>
          <table:table-cell office:value-type="float" office:value="67.31" table:style-name="ce1">
            <text:p>67,31</text:p>
          </table:table-cell>
          <table:table-cell table:number-columns-repeated="16381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float" office:value="63.01" table:style-name="ce1">
            <text:p>63,01</text:p>
          </table:table-cell>
          <table:table-cell office:value-type="float" office:value="66.650000000000006" table:style-name="ce1">
            <text:p>66,65</text:p>
          </table:table-cell>
          <table:table-cell table:number-columns-repeated="16381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float" office:value="62.91" table:style-name="ce1">
            <text:p>62,91</text:p>
          </table:table-cell>
          <table:table-cell office:value-type="float" office:value="66.010000000000005" table:style-name="ce1">
            <text:p>66,01</text:p>
          </table:table-cell>
          <table:table-cell table:number-columns-repeated="16381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float" office:value="62.79" table:style-name="ce1">
            <text:p>62,79</text:p>
          </table:table-cell>
          <table:table-cell office:value-type="float" office:value="65.400000000000006" table:style-name="ce1">
            <text:p>65,4</text:p>
          </table:table-cell>
          <table:table-cell table:number-columns-repeated="16381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float" office:value="62.66" table:style-name="ce1">
            <text:p>62,66</text:p>
          </table:table-cell>
          <table:table-cell office:value-type="float" office:value="64.81" table:style-name="ce1">
            <text:p>64,81</text:p>
          </table:table-cell>
          <table:table-cell table:number-columns-repeated="16381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float" office:value="62.51" table:style-name="ce1">
            <text:p>62,51</text:p>
          </table:table-cell>
          <table:table-cell office:value-type="float" office:value="64.27" table:style-name="ce1">
            <text:p>64,27</text:p>
          </table:table-cell>
          <table:table-cell table:number-columns-repeated="16381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float" office:value="62.36" table:style-name="ce1">
            <text:p>62,36</text:p>
          </table:table-cell>
          <table:table-cell office:value-type="float" office:value="63.74" table:style-name="ce1">
            <text:p>63,74</text:p>
          </table:table-cell>
          <table:table-cell table:number-columns-repeated="16381"/>
        </table:table-row>
        <table:table-row table:style-name="ro2">
          <table:table-cell office:value-type="float" office:value="934" table:style-name="ce1">
            <text:p>934</text:p>
          </table:table-cell>
          <table:table-cell office:value-type="float" office:value="62.18" table:style-name="ce1">
            <text:p>62,18</text:p>
          </table:table-cell>
          <table:table-cell office:value-type="float" office:value="63.24" table:style-name="ce1">
            <text:p>63,24</text:p>
          </table:table-cell>
          <table:table-cell table:number-columns-repeated="16381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float" office:value="62" table:style-name="ce1">
            <text:p>62</text:p>
          </table:table-cell>
          <table:table-cell office:value-type="float" office:value="62.76" table:style-name="ce1">
            <text:p>62,76</text:p>
          </table:table-cell>
          <table:table-cell table:number-columns-repeated="16381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float" office:value="61.82" table:style-name="ce1">
            <text:p>61,82</text:p>
          </table:table-cell>
          <table:table-cell office:value-type="float" office:value="62.31" table:style-name="ce1">
            <text:p>62,31</text:p>
          </table:table-cell>
          <table:table-cell table:number-columns-repeated="16381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float" office:value="61.63" table:style-name="ce1">
            <text:p>61,63</text:p>
          </table:table-cell>
          <table:table-cell office:value-type="float" office:value="61.88" table:style-name="ce1">
            <text:p>61,88</text:p>
          </table:table-cell>
          <table:table-cell table:number-columns-repeated="16381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float" office:value="61.43" table:style-name="ce1">
            <text:p>61,43</text:p>
          </table:table-cell>
          <table:table-cell office:value-type="float" office:value="61.47" table:style-name="ce1">
            <text:p>61,47</text:p>
          </table:table-cell>
          <table:table-cell table:number-columns-repeated="16381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float" office:value="61.24" table:style-name="ce1">
            <text:p>61,24</text:p>
          </table:table-cell>
          <table:table-cell office:value-type="float" office:value="61.08" table:style-name="ce1">
            <text:p>61,08</text:p>
          </table:table-cell>
          <table:table-cell table:number-columns-repeated="16381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float" office:value="61.04" table:style-name="ce1">
            <text:p>61,04</text:p>
          </table:table-cell>
          <table:table-cell office:value-type="float" office:value="60.71" table:style-name="ce1">
            <text:p>60,71</text:p>
          </table:table-cell>
          <table:table-cell table:number-columns-repeated="16381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float" office:value="60.84" table:style-name="ce1">
            <text:p>60,84</text:p>
          </table:table-cell>
          <table:table-cell office:value-type="float" office:value="60.36" table:style-name="ce1">
            <text:p>60,36</text:p>
          </table:table-cell>
          <table:table-cell table:number-columns-repeated="16381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float" office:value="60.64" table:style-name="ce1">
            <text:p>60,64</text:p>
          </table:table-cell>
          <table:table-cell office:value-type="float" office:value="60.02" table:style-name="ce1">
            <text:p>60,02</text:p>
          </table:table-cell>
          <table:table-cell table:number-columns-repeated="16381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float" office:value="60.43" table:style-name="ce1">
            <text:p>60,43</text:p>
          </table:table-cell>
          <table:table-cell office:value-type="float" office:value="59.69" table:style-name="ce1">
            <text:p>59,69</text:p>
          </table:table-cell>
          <table:table-cell table:number-columns-repeated="16381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float" office:value="60.23" table:style-name="ce1">
            <text:p>60,23</text:p>
          </table:table-cell>
          <table:table-cell office:value-type="float" office:value="59.38" table:style-name="ce1">
            <text:p>59,38</text:p>
          </table:table-cell>
          <table:table-cell table:number-columns-repeated="16381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float" office:value="60.03" table:style-name="ce1">
            <text:p>60,03</text:p>
          </table:table-cell>
          <table:table-cell office:value-type="float" office:value="59.09" table:style-name="ce1">
            <text:p>59,09</text:p>
          </table:table-cell>
          <table:table-cell table:number-columns-repeated="16381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float" office:value="59.83" table:style-name="ce1">
            <text:p>59,83</text:p>
          </table:table-cell>
          <table:table-cell office:value-type="float" office:value="58.8" table:style-name="ce1">
            <text:p>58,8</text:p>
          </table:table-cell>
          <table:table-cell table:number-columns-repeated="16381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float" office:value="59.63" table:style-name="ce1">
            <text:p>59,63</text:p>
          </table:table-cell>
          <table:table-cell office:value-type="float" office:value="58.53" table:style-name="ce1">
            <text:p>58,53</text:p>
          </table:table-cell>
          <table:table-cell table:number-columns-repeated="16381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float" office:value="59.43" table:style-name="ce1">
            <text:p>59,43</text:p>
          </table:table-cell>
          <table:table-cell office:value-type="float" office:value="58.27" table:style-name="ce1">
            <text:p>58,27</text:p>
          </table:table-cell>
          <table:table-cell table:number-columns-repeated="16381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float" office:value="59.23" table:style-name="ce1">
            <text:p>59,23</text:p>
          </table:table-cell>
          <table:table-cell office:value-type="float" office:value="58.02" table:style-name="ce1">
            <text:p>58,02</text:p>
          </table:table-cell>
          <table:table-cell table:number-columns-repeated="16381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float" office:value="59.04" table:style-name="ce1">
            <text:p>59,04</text:p>
          </table:table-cell>
          <table:table-cell office:value-type="float" office:value="57.78" table:style-name="ce1">
            <text:p>57,78</text:p>
          </table:table-cell>
          <table:table-cell table:number-columns-repeated="16381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float" office:value="58.84" table:style-name="ce1">
            <text:p>58,84</text:p>
          </table:table-cell>
          <table:table-cell office:value-type="float" office:value="57.54" table:style-name="ce1">
            <text:p>57,54</text:p>
          </table:table-cell>
          <table:table-cell table:number-columns-repeated="16381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float" office:value="58.64" table:style-name="ce1">
            <text:p>58,64</text:p>
          </table:table-cell>
          <table:table-cell office:value-type="float" office:value="57.32" table:style-name="ce1">
            <text:p>57,32</text:p>
          </table:table-cell>
          <table:table-cell table:number-columns-repeated="16381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float" office:value="58.46" table:style-name="ce1">
            <text:p>58,46</text:p>
          </table:table-cell>
          <table:table-cell office:value-type="float" office:value="57.11" table:style-name="ce1">
            <text:p>57,11</text:p>
          </table:table-cell>
          <table:table-cell table:number-columns-repeated="16381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float" office:value="58.26" table:style-name="ce1">
            <text:p>58,26</text:p>
          </table:table-cell>
          <table:table-cell office:value-type="float" office:value="56.9" table:style-name="ce1">
            <text:p>56,9</text:p>
          </table:table-cell>
          <table:table-cell table:number-columns-repeated="16381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float" office:value="58.07" table:style-name="ce1">
            <text:p>58,07</text:p>
          </table:table-cell>
          <table:table-cell office:value-type="float" office:value="56.7" table:style-name="ce1">
            <text:p>56,7</text:p>
          </table:table-cell>
          <table:table-cell table:number-columns-repeated="16381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float" office:value="57.88" table:style-name="ce1">
            <text:p>57,88</text:p>
          </table:table-cell>
          <table:table-cell office:value-type="float" office:value="56.5" table:style-name="ce1">
            <text:p>56,5</text:p>
          </table:table-cell>
          <table:table-cell table:number-columns-repeated="16381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float" office:value="57.7" table:style-name="ce1">
            <text:p>57,7</text:p>
          </table:table-cell>
          <table:table-cell office:value-type="float" office:value="56.32" table:style-name="ce1">
            <text:p>56,32</text:p>
          </table:table-cell>
          <table:table-cell table:number-columns-repeated="16381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float" office:value="57.52" table:style-name="ce1">
            <text:p>57,52</text:p>
          </table:table-cell>
          <table:table-cell office:value-type="float" office:value="56.14" table:style-name="ce1">
            <text:p>56,14</text:p>
          </table:table-cell>
          <table:table-cell table:number-columns-repeated="16381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float" office:value="57.34" table:style-name="ce1">
            <text:p>57,34</text:p>
          </table:table-cell>
          <table:table-cell office:value-type="float" office:value="55.96" table:style-name="ce1">
            <text:p>55,96</text:p>
          </table:table-cell>
          <table:table-cell table:number-columns-repeated="16381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float" office:value="57.16" table:style-name="ce1">
            <text:p>57,16</text:p>
          </table:table-cell>
          <table:table-cell office:value-type="float" office:value="55.79" table:style-name="ce1">
            <text:p>55,79</text:p>
          </table:table-cell>
          <table:table-cell table:number-columns-repeated="16381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float" office:value="56.98" table:style-name="ce1">
            <text:p>56,98</text:p>
          </table:table-cell>
          <table:table-cell office:value-type="float" office:value="55.63" table:style-name="ce1">
            <text:p>55,63</text:p>
          </table:table-cell>
          <table:table-cell table:number-columns-repeated="16381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float" office:value="56.81" table:style-name="ce1">
            <text:p>56,81</text:p>
          </table:table-cell>
          <table:table-cell office:value-type="float" office:value="55.47" table:style-name="ce1">
            <text:p>55,47</text:p>
          </table:table-cell>
          <table:table-cell table:number-columns-repeated="16381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float" office:value="56.64" table:style-name="ce1">
            <text:p>56,64</text:p>
          </table:table-cell>
          <table:table-cell office:value-type="float" office:value="55.32" table:style-name="ce1">
            <text:p>55,32</text:p>
          </table:table-cell>
          <table:table-cell table:number-columns-repeated="16381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float" office:value="56.48" table:style-name="ce1">
            <text:p>56,48</text:p>
          </table:table-cell>
          <table:table-cell office:value-type="float" office:value="55.17" table:style-name="ce1">
            <text:p>55,17</text:p>
          </table:table-cell>
          <table:table-cell table:number-columns-repeated="16381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float" office:value="56.31" table:style-name="ce1">
            <text:p>56,31</text:p>
          </table:table-cell>
          <table:table-cell office:value-type="float" office:value="55.03" table:style-name="ce1">
            <text:p>55,03</text:p>
          </table:table-cell>
          <table:table-cell table:number-columns-repeated="16381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float" office:value="56.14" table:style-name="ce1">
            <text:p>56,14</text:p>
          </table:table-cell>
          <table:table-cell office:value-type="float" office:value="54.89" table:style-name="ce1">
            <text:p>54,89</text:p>
          </table:table-cell>
          <table:table-cell table:number-columns-repeated="1638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55.99" table:style-name="ce1">
            <text:p>55,99</text:p>
          </table:table-cell>
          <table:table-cell office:value-type="float" office:value="54.75" table:style-name="ce1">
            <text:p>54,75</text:p>
          </table:table-cell>
          <table:table-cell table:number-columns-repeated="16381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float" office:value="55.82" table:style-name="ce1">
            <text:p>55,82</text:p>
          </table:table-cell>
          <table:table-cell office:value-type="float" office:value="54.63" table:style-name="ce1">
            <text:p>54,63</text:p>
          </table:table-cell>
          <table:table-cell table:number-columns-repeated="16381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float" office:value="55.67" table:style-name="ce1">
            <text:p>55,67</text:p>
          </table:table-cell>
          <table:table-cell office:value-type="float" office:value="54.63" table:style-name="ce1">
            <text:p>54,63</text:p>
          </table:table-cell>
          <table:table-cell table:number-columns-repeated="16381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float" office:value="55.52" table:style-name="ce1">
            <text:p>55,52</text:p>
          </table:table-cell>
          <table:table-cell office:value-type="float" office:value="54.9" table:style-name="ce1">
            <text:p>54,9</text:p>
          </table:table-cell>
          <table:table-cell table:number-columns-repeated="16381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float" office:value="55.39" table:style-name="ce1">
            <text:p>55,39</text:p>
          </table:table-cell>
          <table:table-cell office:value-type="float" office:value="55.38" table:style-name="ce1">
            <text:p>55,38</text:p>
          </table:table-cell>
          <table:table-cell table:number-columns-repeated="16381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float" office:value="55.29" table:style-name="ce1">
            <text:p>55,2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float" office:value="55.22" table:style-name="ce1">
            <text:p>55,22</text:p>
          </table:table-cell>
          <table:table-cell office:value-type="float" office:value="56.7" table:style-name="ce1">
            <text:p>56,7</text:p>
          </table:table-cell>
          <table:table-cell table:number-columns-repeated="16381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float" office:value="55.2" table:style-name="ce1">
            <text:p>55,2</text:p>
          </table:table-cell>
          <table:table-cell office:value-type="float" office:value="57.45" table:style-name="ce1">
            <text:p>57,45</text:p>
          </table:table-cell>
          <table:table-cell table:number-columns-repeated="16381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float" office:value="55.22" table:style-name="ce1">
            <text:p>55,22</text:p>
          </table:table-cell>
          <table:table-cell office:value-type="float" office:value="58.21" table:style-name="ce1">
            <text:p>58,21</text:p>
          </table:table-cell>
          <table:table-cell table:number-columns-repeated="16381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float" office:value="55.28" table:style-name="ce1">
            <text:p>55,28</text:p>
          </table:table-cell>
          <table:table-cell office:value-type="float" office:value="58.96" table:style-name="ce1">
            <text:p>58,96</text:p>
          </table:table-cell>
          <table:table-cell table:number-columns-repeated="16381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float" office:value="55.38" table:style-name="ce1">
            <text:p>55,38</text:p>
          </table:table-cell>
          <table:table-cell office:value-type="float" office:value="59.69" table:style-name="ce1">
            <text:p>59,69</text:p>
          </table:table-cell>
          <table:table-cell table:number-columns-repeated="16381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float" office:value="55.5" table:style-name="ce1">
            <text:p>55,5</text:p>
          </table:table-cell>
          <table:table-cell office:value-type="float" office:value="60.42" table:style-name="ce1">
            <text:p>60,42</text:p>
          </table:table-cell>
          <table:table-cell table:number-columns-repeated="16381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float" office:value="55.66" table:style-name="ce1">
            <text:p>55,66</text:p>
          </table:table-cell>
          <table:table-cell office:value-type="float" office:value="61.12" table:style-name="ce1">
            <text:p>61,12</text:p>
          </table:table-cell>
          <table:table-cell table:number-columns-repeated="16381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float" office:value="55.83" table:style-name="ce1">
            <text:p>55,83</text:p>
          </table:table-cell>
          <table:table-cell office:value-type="float" office:value="61.79" table:style-name="ce1">
            <text:p>61,79</text:p>
          </table:table-cell>
          <table:table-cell table:number-columns-repeated="16381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float" office:value="56.03" table:style-name="ce1">
            <text:p>56,03</text:p>
          </table:table-cell>
          <table:table-cell office:value-type="float" office:value="62.44" table:style-name="ce1">
            <text:p>62,44</text:p>
          </table:table-cell>
          <table:table-cell table:number-columns-repeated="16381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float" office:value="56.25" table:style-name="ce1">
            <text:p>56,25</text:p>
          </table:table-cell>
          <table:table-cell office:value-type="float" office:value="63.06" table:style-name="ce1">
            <text:p>63,06</text:p>
          </table:table-cell>
          <table:table-cell table:number-columns-repeated="16381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float" office:value="56.47" table:style-name="ce1">
            <text:p>56,47</text:p>
          </table:table-cell>
          <table:table-cell office:value-type="float" office:value="63.66" table:style-name="ce1">
            <text:p>63,66</text:p>
          </table:table-cell>
          <table:table-cell table:number-columns-repeated="16381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float" office:value="56.7" table:style-name="ce1">
            <text:p>56,7</text:p>
          </table:table-cell>
          <table:table-cell office:value-type="float" office:value="64.239999999999995" table:style-name="ce1">
            <text:p>64,24</text:p>
          </table:table-cell>
          <table:table-cell table:number-columns-repeated="16381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float" office:value="56.94" table:style-name="ce1">
            <text:p>56,94</text:p>
          </table:table-cell>
          <table:table-cell office:value-type="float" office:value="64.790000000000006" table:style-name="ce1">
            <text:p>64,79</text:p>
          </table:table-cell>
          <table:table-cell table:number-columns-repeated="16381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float" office:value="57.19" table:style-name="ce1">
            <text:p>57,19</text:p>
          </table:table-cell>
          <table:table-cell office:value-type="float" office:value="65.319999999999993" table:style-name="ce1">
            <text:p>65,32</text:p>
          </table:table-cell>
          <table:table-cell table:number-columns-repeated="16381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float" office:value="57.45" table:style-name="ce1">
            <text:p>57,45</text:p>
          </table:table-cell>
          <table:table-cell office:value-type="float" office:value="65.84" table:style-name="ce1">
            <text:p>65,84</text:p>
          </table:table-cell>
          <table:table-cell table:number-columns-repeated="16381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float" office:value="57.71" table:style-name="ce1">
            <text:p>57,71</text:p>
          </table:table-cell>
          <table:table-cell office:value-type="float" office:value="66.33" table:style-name="ce1">
            <text:p>66,33</text:p>
          </table:table-cell>
          <table:table-cell table:number-columns-repeated="16381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float" office:value="57.98" table:style-name="ce1">
            <text:p>57,98</text:p>
          </table:table-cell>
          <table:table-cell office:value-type="float" office:value="66.81" table:style-name="ce1">
            <text:p>66,81</text:p>
          </table:table-cell>
          <table:table-cell table:number-columns-repeated="16381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float" office:value="58.25" table:style-name="ce1">
            <text:p>58,25</text:p>
          </table:table-cell>
          <table:table-cell office:value-type="float" office:value="67.27" table:style-name="ce1">
            <text:p>67,27</text:p>
          </table:table-cell>
          <table:table-cell table:number-columns-repeated="16381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float" office:value="58.52" table:style-name="ce1">
            <text:p>58,52</text:p>
          </table:table-cell>
          <table:table-cell office:value-type="float" office:value="67.72" table:style-name="ce1">
            <text:p>67,72</text:p>
          </table:table-cell>
          <table:table-cell table:number-columns-repeated="16381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float" office:value="58.8" table:style-name="ce1">
            <text:p>58,8</text:p>
          </table:table-cell>
          <table:table-cell office:value-type="float" office:value="68.14" table:style-name="ce1">
            <text:p>68,14</text:p>
          </table:table-cell>
          <table:table-cell table:number-columns-repeated="16381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float" office:value="59.07" table:style-name="ce1">
            <text:p>59,07</text:p>
          </table:table-cell>
          <table:table-cell office:value-type="float" office:value="68.56" table:style-name="ce1">
            <text:p>68,56</text:p>
          </table:table-cell>
          <table:table-cell table:number-columns-repeated="16381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float" office:value="59.35" table:style-name="ce1">
            <text:p>59,35</text:p>
          </table:table-cell>
          <table:table-cell office:value-type="float" office:value="68.959999999999994" table:style-name="ce1">
            <text:p>68,96</text:p>
          </table:table-cell>
          <table:table-cell table:number-columns-repeated="16381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float" office:value="59.62" table:style-name="ce1">
            <text:p>59,62</text:p>
          </table:table-cell>
          <table:table-cell office:value-type="float" office:value="69.349999999999994" table:style-name="ce1">
            <text:p>69,35</text:p>
          </table:table-cell>
          <table:table-cell table:number-columns-repeated="16381"/>
        </table:table-row>
        <table:table-row table:style-name="ro2">
          <table:table-cell office:value-type="float" office:value="1058" table:style-name="ce1">
            <text:p>1058</text:p>
          </table:table-cell>
          <table:table-cell office:value-type="float" office:value="59.9" table:style-name="ce1">
            <text:p>59,9</text:p>
          </table:table-cell>
          <table:table-cell office:value-type="float" office:value="69.73" table:style-name="ce1">
            <text:p>69,73</text:p>
          </table:table-cell>
          <table:table-cell table:number-columns-repeated="16381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float" office:value="60.18" table:style-name="ce1">
            <text:p>60,18</text:p>
          </table:table-cell>
          <table:table-cell office:value-type="float" office:value="70.09" table:style-name="ce1">
            <text:p>70,09</text:p>
          </table:table-cell>
          <table:table-cell table:number-columns-repeated="16381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float" office:value="60.46" table:style-name="ce1">
            <text:p>60,46</text:p>
          </table:table-cell>
          <table:table-cell office:value-type="float" office:value="70.45" table:style-name="ce1">
            <text:p>70,45</text:p>
          </table:table-cell>
          <table:table-cell table:number-columns-repeated="16381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float" office:value="60.73" table:style-name="ce1">
            <text:p>60,73</text:p>
          </table:table-cell>
          <table:table-cell office:value-type="float" office:value="70.790000000000006" table:style-name="ce1">
            <text:p>70,79</text:p>
          </table:table-cell>
          <table:table-cell table:number-columns-repeated="16381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float" office:value="61.01" table:style-name="ce1">
            <text:p>61,01</text:p>
          </table:table-cell>
          <table:table-cell office:value-type="float" office:value="71.13" table:style-name="ce1">
            <text:p>71,13</text:p>
          </table:table-cell>
          <table:table-cell table:number-columns-repeated="16381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float" office:value="61.28" table:style-name="ce1">
            <text:p>61,28</text:p>
          </table:table-cell>
          <table:table-cell office:value-type="float" office:value="71.45" table:style-name="ce1">
            <text:p>71,45</text:p>
          </table:table-cell>
          <table:table-cell table:number-columns-repeated="16381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float" office:value="61.55" table:style-name="ce1">
            <text:p>61,55</text:p>
          </table:table-cell>
          <table:table-cell office:value-type="float" office:value="71.78" table:style-name="ce1">
            <text:p>71,78</text:p>
          </table:table-cell>
          <table:table-cell table:number-columns-repeated="16381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float" office:value="61.83" table:style-name="ce1">
            <text:p>61,83</text:p>
          </table:table-cell>
          <table:table-cell office:value-type="float" office:value="72.08" table:style-name="ce1">
            <text:p>72,08</text:p>
          </table:table-cell>
          <table:table-cell table:number-columns-repeated="16381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float" office:value="62.1" table:style-name="ce1">
            <text:p>62,1</text:p>
          </table:table-cell>
          <table:table-cell office:value-type="float" office:value="72.39" table:style-name="ce1">
            <text:p>72,39</text:p>
          </table:table-cell>
          <table:table-cell table:number-columns-repeated="16381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float" office:value="62.36" table:style-name="ce1">
            <text:p>62,36</text:p>
          </table:table-cell>
          <table:table-cell office:value-type="float" office:value="72.680000000000007" table:style-name="ce1">
            <text:p>72,68</text:p>
          </table:table-cell>
          <table:table-cell table:number-columns-repeated="16381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float" office:value="62.64" table:style-name="ce1">
            <text:p>62,64</text:p>
          </table:table-cell>
          <table:table-cell office:value-type="float" office:value="72.97" table:style-name="ce1">
            <text:p>72,97</text:p>
          </table:table-cell>
          <table:table-cell table:number-columns-repeated="16381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float" office:value="62.9" table:style-name="ce1">
            <text:p>62,9</text:p>
          </table:table-cell>
          <table:table-cell office:value-type="float" office:value="73.25" table:style-name="ce1">
            <text:p>73,25</text:p>
          </table:table-cell>
          <table:table-cell table:number-columns-repeated="16381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float" office:value="63.16" table:style-name="ce1">
            <text:p>63,16</text:p>
          </table:table-cell>
          <table:table-cell office:value-type="float" office:value="73.52" table:style-name="ce1">
            <text:p>73,52</text:p>
          </table:table-cell>
          <table:table-cell table:number-columns-repeated="16381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float" office:value="63.42" table:style-name="ce1">
            <text:p>63,42</text:p>
          </table:table-cell>
          <table:table-cell office:value-type="float" office:value="73.790000000000006" table:style-name="ce1">
            <text:p>73,79</text:p>
          </table:table-cell>
          <table:table-cell table:number-columns-repeated="16381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float" office:value="63.68" table:style-name="ce1">
            <text:p>63,68</text:p>
          </table:table-cell>
          <table:table-cell office:value-type="float" office:value="74.05" table:style-name="ce1">
            <text:p>74,05</text:p>
          </table:table-cell>
          <table:table-cell table:number-columns-repeated="16381"/>
        </table:table-row>
        <table:table-row table:number-rows-repeated="10480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assilij</meta:initial-creator>
    <dc:creator>Olja</dc:creator>
    <meta:creation-date>2017-10-21T10:51:48Z</meta:creation-date>
    <dc:date>2017-10-23T19:23:02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00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f5f5f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3b3b3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614.8346456692913pt" svg:width="820.6299212598424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emperatur in °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Zeit in s</text:p>
            </chart:title>
            <chart:categories table:cell-range-address="Tabelle1.$A$2:.$A$546"/>
          </chart:axis>
          <chart:series chart:label-cell-address="Tabelle1.$B$1" chart:values-cell-range-address="Tabelle1.$B$2:.$B$546" chart:class="chart:line" chart:attached-axis="primary-y" chart:style-name="G0S0">
            <chart:data-point chart:repeated="545"/>
          </chart:series>
          <chart:series chart:label-cell-address="Tabelle1.$C$1" chart:values-cell-range-address="Tabelle1.$C$2:.$C$546" chart:class="chart:line" chart:attached-axis="primary-y" chart:style-name="G0S1">
            <chart:data-point chart:repeated="54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